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1" svg:font-family="'DejaVu Sans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Parasts" style:font-family-generic="swiss" style:font-pitch="variable"/>
    <style:font-face style:name="Arial3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ula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ula1.A" style:family="table-column">
      <style:table-column-properties style:column-width="1.363cm"/>
    </style:style>
    <style:style style:name="Tabula1.B" style:family="table-column">
      <style:table-column-properties style:column-width="10.94cm"/>
    </style:style>
    <style:style style:name="Tabula1.C" style:family="table-column">
      <style:table-column-properties style:column-width="4.022cm"/>
    </style:style>
    <style:style style:name="Tabula1.1" style:family="table-row">
      <style:table-row-properties fo:background-color="transparent" fo:keep-together="auto">
        <style:background-image/>
      </style:table-row-properties>
    </style:style>
    <style:style style:name="Tabula1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ula1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ula1.C1" style:family="table-cell">
      <style:table-cell-properties style:vertical-align="middle" fo:padding="0.191cm" fo:border="0.05pt solid #000000" style:writing-mode="lr-tb"/>
    </style:style>
    <style:style style:name="Tabula1.2" style:family="table-row">
      <style:table-row-properties fo:keep-together="auto"/>
    </style:style>
    <style:style style:name="Tabula1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1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1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ula1.3" style:family="table-row">
      <style:table-row-properties fo:keep-together="auto"/>
    </style:style>
    <style:style style:name="Tabula1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1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1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6.933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1.363cm"/>
    </style:style>
    <style:style style:name="Table6.B" style:family="table-column">
      <style:table-column-properties style:column-width="9.514cm"/>
    </style:style>
    <style:style style:name="Table6.C" style:family="table-column">
      <style:table-column-properties style:column-width="6.055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6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C1" style:family="table-cell">
      <style:table-cell-properties style:vertical-align="middle" fo:padding="0.191cm" fo:border="0.0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ula2" style:family="table">
      <style:table-properties style:width="16.325cm" fo:margin-left="0.635cm" table:align="left" style:writing-mode="lr-tb"/>
    </style:style>
    <style:style style:name="Tabula2.A" style:family="table-column">
      <style:table-column-properties style:column-width="14.63cm"/>
    </style:style>
    <style:style style:name="Tabula2.B" style:family="table-column">
      <style:table-column-properties style:column-width="1.695cm"/>
    </style:style>
    <style:style style:name="Tabula2.1" style:family="table-row">
      <style:table-row-properties fo:keep-together="auto"/>
    </style:style>
    <style:style style:name="Tabula2.A1" style:family="table-cell">
      <style:table-cell-properties style:vertical-align="top" fo:padding="0.191cm" fo:border="none" style:writing-mode="lr-tb"/>
    </style:style>
    <style:style style:name="Tabula2.B1" style:family="table-cell">
      <style:table-cell-properties style:vertical-align="top" fo:padding="0.191cm" fo:border="0.05pt solid #000000" style:writing-mode="lr-tb"/>
    </style:style>
    <style:style style:name="Tabula2.B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ula3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ula3.A" style:family="table-column">
      <style:table-column-properties style:column-width="1.363cm"/>
    </style:style>
    <style:style style:name="Tabula3.B" style:family="table-column">
      <style:table-column-properties style:column-width="10.94cm"/>
    </style:style>
    <style:style style:name="Tabula3.C" style:family="table-column">
      <style:table-column-properties style:column-width="4.022cm"/>
    </style:style>
    <style:style style:name="Tabula3.1" style:family="table-row">
      <style:table-row-properties fo:background-color="transparent" fo:keep-together="auto">
        <style:background-image/>
      </style:table-row-properties>
    </style:style>
    <style:style style:name="Tabula3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ula3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ula3.C1" style:family="table-cell">
      <style:table-cell-properties style:vertical-align="middle" fo:padding="0.191cm" fo:border="0.05pt solid #000000" style:writing-mode="lr-tb"/>
    </style:style>
    <style:style style:name="Tabula3.2" style:family="table-row">
      <style:table-row-properties fo:keep-together="auto"/>
    </style:style>
    <style:style style:name="Tabula3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ula3.3" style:family="table-row">
      <style:table-row-properties fo:keep-together="auto"/>
    </style:style>
    <style:style style:name="Tabula3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ula3.4" style:family="table-row">
      <style:table-row-properties fo:keep-together="auto"/>
    </style:style>
    <style:style style:name="Tabula3.A4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B4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ula3.C4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10.94cm"/>
    </style:style>
    <style:style style:name="Table1.C" style:family="table-column">
      <style:table-column-properties style:column-width="4.02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191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transparent" fo:padding="0.19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rsid="002fae57" officeooo:paragraph-rsid="00246e10" style:font-size-asian="12pt" style:font-style-asian="normal" style:font-weight-asian="normal" style:font-name-complex="Arial3" style:font-size-complex="12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4.948cm"/>
        </style:tab-stops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 style:font-weight-complex="bold"/>
    </style:style>
    <style:style style:name="P4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3" style:font-size-complex="12pt"/>
    </style:style>
    <style:style style:name="P5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6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/>
    </style:style>
    <style:style style:name="P7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cd54" style:font-size-asian="12pt" style:font-name-complex="Arial3" style:font-size-complex="12pt"/>
    </style:style>
    <style:style style:name="P8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97350" style:font-size-asian="12pt" style:font-name-complex="Arial3" style:font-size-complex="12pt"/>
    </style:style>
    <style:style style:name="P9" style:family="paragraph" style:parent-style-name="Normal_20__28_Web_29_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acd54" style:font-size-asian="12pt" style:font-name-complex="Arial2" style:font-size-complex="12pt" style:font-weight-complex="bold"/>
    </style:style>
    <style:style style:name="P10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3" style:font-size-complex="12pt" style:font-weight-complex="bold"/>
    </style:style>
    <style:style style:name="P11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fo:language="en" fo:country="none" fo:font-style="normal" fo:font-weight="normal" officeooo:rsid="001157e1" officeooo:paragraph-rsid="001acd54" style:font-size-asian="12pt" style:font-style-asian="normal" style:font-weight-asian="normal" style:font-name-complex="Arial3" style:font-size-complex="12pt" style:font-style-complex="normal" style:font-weight-complex="bold"/>
    </style:style>
    <style:style style:name="P12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fo:language="en" fo:country="none" fo:font-style="normal" fo:font-weight="normal" officeooo:rsid="001157e1" officeooo:paragraph-rsid="001bc248" style:font-size-asian="12pt" style:font-style-asian="normal" style:font-weight-asian="normal" style:font-name-complex="Arial3" style:font-size-complex="12pt" style:font-style-complex="normal" style:font-weight-complex="bold"/>
    </style:style>
    <style:style style:name="P13" style:family="paragraph" style:parent-style-name="Normal_20__28_Web_29_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Arial" fo:font-size="12pt" fo:language="en" fo:country="none" officeooo:rsid="001157e1" officeooo:paragraph-rsid="001acd54" style:font-size-asian="12pt" style:font-name-complex="Arial3" style:font-size-complex="12pt" style:font-weight-complex="bold"/>
    </style:style>
    <style:style style:name="P14" style:family="paragraph" style:parent-style-name="Normal_20__28_Web_29_">
      <style:paragraph-properties fo:margin-top="0cm" fo:margin-bottom="0cm" loext:contextual-spacing="false">
        <style:tab-stops/>
      </style:paragraph-properties>
      <style:text-properties officeooo:paragraph-rsid="001d4ac7"/>
    </style:style>
    <style:style style:name="P15" style:family="paragraph" style:parent-style-name="Table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16" style:family="paragraph" style:parent-style-name="Table">
      <style:paragraph-properties fo:margin-top="0cm" fo:margin-bottom="0cm" loext:contextual-spacing="false" fo:line-height="150%"/>
      <style:text-properties style:use-window-font-color="true" style:font-name="Arial2" fo:font-size="12pt" officeooo:paragraph-rsid="001a9db9" style:font-size-asian="12pt" style:font-size-complex="12pt"/>
    </style:style>
    <style:style style:name="P17" style:family="paragraph" style:parent-style-name="Normal_20__28_Web_29_">
      <style:paragraph-properties fo:margin-top="0.508cm" fo:margin-bottom="0.254cm" loext:contextual-spacing="false" fo:text-align="start" style:justify-single-word="false"/>
      <style:text-properties style:use-window-font-color="true" style:font-name="Arial2" fo:font-size="12pt" fo:font-style="normal" fo:font-weight="normal" officeooo:paragraph-rsid="001f3d3e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8" style:family="paragraph" style:parent-style-name="Table">
      <style:paragraph-properties fo:line-height="150%"/>
      <style:text-properties style:use-window-font-color="true" style:font-name="Arial2" fo:font-size="12pt" officeooo:paragraph-rsid="001a9db9" style:font-size-asian="12pt" style:font-name-complex="Arial3" style:font-size-complex="12pt"/>
    </style:style>
    <style:style style:name="P19" style:family="paragraph" style:parent-style-name="Table">
      <style:text-properties style:use-window-font-color="true" style:font-name="Arial2" fo:font-size="12pt" officeooo:rsid="001d061d" officeooo:paragraph-rsid="00225979" style:font-size-asian="12pt" style:font-size-complex="12pt"/>
    </style:style>
    <style:style style:name="P20" style:family="paragraph" style:parent-style-name="Table">
      <style:text-properties style:use-window-font-color="true" style:font-name="Arial2" fo:font-size="12pt" officeooo:paragraph-rsid="00225979" style:font-size-asian="12pt" style:font-size-complex="12pt"/>
    </style:style>
    <style:style style:name="P21" style:family="paragraph" style:parent-style-name="Table"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"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"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Table">
      <style:text-properties style:font-name="Arial2" fo:font-size="12pt" fo:font-weight="normal" officeooo:paragraph-rsid="001acd54" style:font-size-asian="12pt" style:font-weight-asian="normal" style:font-size-complex="12pt" style:font-weight-complex="normal"/>
    </style:style>
    <style:style style:name="P25" style:family="paragraph" style:parent-style-name="Table">
      <style:text-properties style:font-name="Arial2" fo:font-size="12pt" fo:font-style="normal" fo:font-weight="normal" officeooo:paragraph-rsid="0020813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">
      <style:paragraph-properties text:number-lines="false" text:line-number="0"/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Table">
      <style:paragraph-properties text:number-lines="false" text:line-number="0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Table">
      <style:paragraph-properties text:number-lines="false" text:line-number="0"/>
      <style:text-properties style:use-window-font-color="true" style:font-name="Arial2" fo:font-size="12pt" officeooo:rsid="001d061d" officeooo:paragraph-rsid="00225979" style:font-size-asian="12pt" style:font-name-complex="Arial2" style:font-size-complex="12pt"/>
    </style:style>
    <style:style style:name="P29" style:family="paragraph" style:parent-style-name="Standard">
      <style:text-properties style:use-window-font-color="true" style:font-name="Arial" fo:font-size="12pt" style:font-size-asian="12pt" style:font-name-complex="Arial3" style:font-size-complex="12pt"/>
    </style:style>
    <style:style style:name="P30" style:family="paragraph" style:parent-style-name="Standard" style:list-style-name="L1">
      <style:text-properties officeooo:paragraph-rsid="00225979"/>
    </style:style>
    <style:style style:name="P31" style:family="paragraph" style:parent-style-name="Standard" style:list-style-name="L1">
      <style:text-properties style:use-window-font-color="true" style:font-name="Arial" fo:font-size="12pt" style:font-size-asian="12pt" style:font-name-complex="Arial3" style:font-size-complex="12pt"/>
    </style:style>
    <style:style style:name="P32" style:family="paragraph" style:parent-style-name="Standard" style:list-style-name="L1"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33" style:family="paragraph" style:parent-style-name="Standard" style:list-style-name="L1"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 style:list-style-name="L1">
      <style:text-properties style:use-window-font-color="true" style:font-name="Arial2" fo:font-size="12pt" officeooo:paragraph-rsid="00225979" style:font-size-asian="12pt" style:font-name-complex="Arial2" style:font-size-complex="12pt"/>
    </style:style>
    <style:style style:name="P35" style:family="paragraph" style:parent-style-name="Standard" style:list-style-name="L1">
      <style:text-properties style:use-window-font-color="true" style:font-name="Arial2" fo:font-size="12pt" officeooo:rsid="00444a9b" officeooo:paragraph-rsid="00246e10" style:font-size-asian="12pt" style:font-name-complex="Arial2" style:font-size-complex="12pt"/>
    </style:style>
    <style:style style:name="P36" style:family="paragraph" style:parent-style-name="Standard" style:list-style-name="L1">
      <style:text-properties style:use-window-font-color="true" style:font-name="Arial2" fo:font-size="12pt" officeooo:rsid="0047f7a2" officeooo:paragraph-rsid="00246e10" style:font-size-asian="12pt" style:font-name-complex="Arial2" style:font-size-complex="12pt"/>
    </style:style>
    <style:style style:name="P37" style:family="paragraph" style:parent-style-name="Standard" style:list-style-name="L1">
      <style:text-properties style:use-window-font-color="true" style:font-name="Arial2" fo:font-size="12pt" officeooo:rsid="0056af8e" officeooo:paragraph-rsid="00246e10" style:font-size-asian="12pt" style:font-name-complex="Arial2" style:font-size-complex="12pt"/>
    </style:style>
    <style:style style:name="P38" style:family="paragraph" style:parent-style-name="Standard" style:list-style-name="L1">
      <style:text-properties style:use-window-font-color="true" style:font-name="Arial2" fo:font-size="12pt" officeooo:rsid="0048ae77" officeooo:paragraph-rsid="00246e10" style:font-size-asian="12pt" style:font-name-complex="Arial2" style:font-size-complex="12pt"/>
    </style:style>
    <style:style style:name="P39" style:family="paragraph" style:parent-style-name="Standard" style:list-style-name="L1">
      <style:text-properties style:use-window-font-color="true" style:font-name="Arial2" fo:font-size="12pt" officeooo:rsid="004eff09" officeooo:paragraph-rsid="00246e10" style:font-size-asian="12pt" style:font-name-complex="Arial2" style:font-size-complex="12pt"/>
    </style:style>
    <style:style style:name="P40" style:family="paragraph" style:parent-style-name="Standard" style:list-style-name="L1">
      <style:text-properties style:use-window-font-color="true" style:font-name="Arial2" fo:font-size="12pt" officeooo:rsid="004f221c" officeooo:paragraph-rsid="00246e10" style:font-size-asian="12pt" style:font-name-complex="Arial2" style:font-size-complex="12pt"/>
    </style:style>
    <style:style style:name="P41" style:family="paragraph" style:parent-style-name="Standard" style:list-style-name="L1">
      <style:text-properties style:font-name="ARial" officeooo:rsid="001157e1" officeooo:paragraph-rsid="001a9db9"/>
    </style:style>
    <style:style style:name="P42" style:family="paragraph" style:parent-style-name="Standard" style:list-style-name="L1">
      <style:text-properties style:font-name="Arial2" officeooo:rsid="002d4ae2" officeooo:paragraph-rsid="00225979"/>
    </style:style>
    <style:style style:name="P43" style:family="paragraph" style:parent-style-name="Standard" style:list-style-name="L1">
      <style:text-properties style:font-name="Arial2" officeooo:rsid="002f07f7" officeooo:paragraph-rsid="00225979"/>
    </style:style>
    <style:style style:name="P44" style:family="paragraph" style:parent-style-name="Standard" style:list-style-name="L1">
      <style:text-properties style:font-name="Arial2" officeooo:rsid="002fae57" officeooo:paragraph-rsid="00225979"/>
    </style:style>
    <style:style style:name="P45" style:family="paragraph" style:parent-style-name="Standard" style:list-style-name="L1">
      <style:text-properties officeooo:rsid="0042efe0" officeooo:paragraph-rsid="00246e10"/>
    </style:style>
    <style:style style:name="P46" style:family="paragraph" style:parent-style-name="Standard" style:list-style-name="L1">
      <style:text-properties officeooo:rsid="00444a9b" officeooo:paragraph-rsid="00246e10"/>
    </style:style>
    <style:style style:name="P47" style:family="paragraph" style:parent-style-name="Standard" style:list-style-name="L1">
      <style:text-properties officeooo:rsid="004643c2" officeooo:paragraph-rsid="00246e10"/>
    </style:style>
    <style:style style:name="P48" style:family="paragraph" style:parent-style-name="Standard" style:list-style-name="L1">
      <style:text-properties officeooo:rsid="00489977" officeooo:paragraph-rsid="00246e10"/>
    </style:style>
    <style:style style:name="P49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50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91550" style:font-size-asian="12pt" style:font-name-complex="Arial3" style:font-size-complex="12pt" style:font-weight-complex="bold"/>
    </style:style>
    <style:style style:name="P51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d4ac7" style:font-size-asian="12pt" style:font-name-complex="Arial3" style:font-size-complex="12pt" style:font-weight-complex="bold"/>
    </style:style>
    <style:style style:name="P52" style:family="paragraph" style:parent-style-name="Standard" style:list-style-name="L1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use-window-font-color="true" style:font-name="Arial" fo:font-size="12pt" officeooo:rsid="001157e1" officeooo:paragraph-rsid="001a9db9" style:font-size-asian="12pt" style:font-name-complex="Arial3" style:font-size-complex="12pt" style:font-weight-complex="bold"/>
    </style:style>
    <style:style style:name="P53" style:family="paragraph" style:parent-style-name="Standard" style:list-style-name="L1">
      <style:paragraph-properties fo:margin-top="0cm" fo:margin-bottom="0cm" loext:contextual-spacing="false" fo:line-height="150%">
        <style:tab-stops>
          <style:tab-stop style:position="0.953cm"/>
        </style:tab-stops>
      </style:paragraph-properties>
      <style:text-properties style:use-window-font-color="true" style:font-name="Arial" fo:font-size="12pt" officeooo:rsid="001157e1" officeooo:paragraph-rsid="001a9db9" style:font-size-asian="12pt" style:font-name-complex="Arial3" style:font-size-complex="12pt" style:font-weight-complex="bold"/>
    </style:style>
    <style:style style:name="P54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acd54" style:font-size-asian="12pt" style:font-name-complex="Arial3" style:font-size-complex="12pt" style:font-weight-complex="bold"/>
    </style:style>
    <style:style style:name="P55" style:family="paragraph" style:parent-style-name="Standard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Arial" fo:font-size="12pt" fo:language="en" fo:country="none" officeooo:rsid="001157e1" officeooo:paragraph-rsid="001a9db9" style:font-size-asian="12pt" style:font-name-complex="Arial3" style:font-size-complex="12pt" style:font-weight-complex="bold"/>
    </style:style>
    <style:style style:name="P56" style:family="paragraph" style:parent-style-name="Standard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language="en" fo:country="none" officeooo:rsid="001157e1" officeooo:paragraph-rsid="001acd54" style:font-size-asian="12pt" style:font-name-complex="Arial3" style:font-size-complex="12pt" style:font-weight-complex="bold"/>
    </style:style>
    <style:style style:name="P57" style:family="paragraph" style:parent-style-name="Standard" style:list-style-name="L1">
      <style:paragraph-properties fo:margin-top="0cm" fo:margin-bottom="0cm" loext:contextual-spacing="false"/>
      <style:text-properties style:use-window-font-color="true" style:font-name="Courier 10 Pitch" fo:font-size="12pt" officeooo:paragraph-rsid="001a9db9" style:font-size-asian="12pt" style:font-name-complex="Arial3" style:font-size-complex="12pt"/>
    </style:style>
    <style:style style:name="P58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 style:font-weight-complex="bold"/>
    </style:style>
    <style:style style:name="P59" style:family="paragraph" style:parent-style-name="Standard" style:list-style-name="L1">
      <style:paragraph-properties fo:margin-top="0cm" fo:margin-bottom="0cm" loext:contextual-spacing="false">
        <style:tab-stops>
          <style:tab-stop style:position="5.239cm"/>
        </style:tab-stops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 style:font-weight-complex="bold"/>
    </style:style>
    <style:style style:name="P60" style:family="paragraph" style:parent-style-name="Standard" style:list-style-name="L1">
      <style:paragraph-properties fo:margin-top="0cm" fo:margin-bottom="0cm" loext:contextual-spacing="false">
        <style:tab-stops>
          <style:tab-stop style:position="4.948cm"/>
        </style:tab-stops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 style:font-weight-complex="bold"/>
    </style:style>
    <style:style style:name="P61" style:family="paragraph" style:parent-style-name="Standard" style:list-style-name="L1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use-window-font-color="true" style:font-name="ARial" fo:font-size="12pt" officeooo:rsid="001157e1" officeooo:paragraph-rsid="001ac103" style:font-size-asian="12pt" style:font-name-complex="Arial3" style:font-size-complex="12pt" style:font-weight-complex="bold"/>
    </style:style>
    <style:style style:name="P62" style:family="paragraph" style:parent-style-name="Standard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rsid="002fae57" officeooo:paragraph-rsid="00225979" style:font-size-asian="12pt" style:font-style-asian="normal" style:font-weight-asian="normal" style:font-name-complex="Arial3" style:font-size-complex="12pt" style:font-style-complex="normal" style:font-weight-complex="bold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rsid="0052e19f" officeooo:paragraph-rsid="00246e10" style:font-size-asian="12pt" style:font-style-asian="normal" style:font-weight-asian="normal" style:font-name-complex="Arial2" style:font-size-complex="12pt" style:font-style-complex="normal" style:font-weight-complex="bold"/>
    </style:style>
    <style:style style:name="P64" style:family="paragraph" style:parent-style-name="Standard" style:list-style-name="L1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font-name="ARial" officeooo:rsid="001157e1" officeooo:paragraph-rsid="001a9db9"/>
    </style:style>
    <style:style style:name="P65" style:family="paragraph" style:parent-style-name="Standard" style:list-style-name="L1">
      <style:paragraph-properties fo:margin-top="0cm" fo:margin-bottom="0cm" loext:contextual-spacing="false" fo:break-before="page">
        <style:tab-stops>
          <style:tab-stop style:position="0.953cm"/>
        </style:tab-stops>
      </style:paragraph-properties>
      <style:text-properties style:use-window-font-color="true" style:font-name="ARial" fo:font-size="12pt" officeooo:rsid="001157e1" officeooo:paragraph-rsid="001ac103" style:font-size-asian="12pt" style:font-name-complex="Arial3" style:font-size-complex="12pt" style:font-weight-complex="bold"/>
    </style:style>
    <style:style style:name="P66" style:family="paragraph" style:parent-style-name="Standard" style:list-style-name="L2" style:master-page-name="">
      <loext:graphic-properties draw:fill="none"/>
      <style:paragraph-properties fo:margin-left="0.7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0.6cm"/>
          <style:tab-stop style:position="14.617cm"/>
        </style:tab-stops>
      </style:paragraph-properties>
      <style:text-properties style:use-window-font-color="true" style:font-name="Arial2" fo:font-size="12pt" officeooo:paragraph-rsid="005bdf1d" style:font-size-asian="12pt" style:font-name-complex="Arial3" style:font-size-complex="12pt" style:font-weight-complex="bold"/>
    </style:style>
    <style:style style:name="P67" style:family="paragraph" style:parent-style-name="Standard" style:list-style-name="L1">
      <style:paragraph-properties fo:margin-top="0.508cm" fo:margin-bottom="0.254cm" loext:contextual-spacing="false"/>
      <style:text-properties style:font-name="Arial2" fo:font-size="12pt" fo:font-style="normal" fo:font-weight="normal" officeooo:paragraph-rsid="001acd5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top="0.508cm" fo:margin-bottom="0.254cm" loext:contextual-spacing="false"/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0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text-indent="0cm" style:auto-text-indent="false" style:page-number="auto" fo:break-before="auto" fo:break-after="auto" fo:background-color="transparent">
        <style:tab-stops>
          <style:tab-stop style:position="1.409cm"/>
          <style:tab-stop style:position="14.709cm"/>
        </style:tab-stops>
      </style:paragraph-properties>
      <style:text-properties style:use-window-font-color="true" style:font-name="Arial2" fo:font-size="12pt" officeooo:paragraph-rsid="005bdf1d" style:font-size-asian="12pt" style:font-name-complex="Arial3" style:font-size-complex="12pt" style:font-weight-complex="bold"/>
    </style:style>
    <style:style style:name="P71" style:family="paragraph" style:parent-style-name="Heading_20_2" style:list-style-name="L1">
      <style:paragraph-properties fo:margin-top="0cm" fo:margin-bottom="0cm" loext:contextual-spacing="false"/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2" style:family="paragraph" style:parent-style-name="Text_20_body" style:list-style-name="L1">
      <style:text-properties style:use-window-font-color="true" style:font-name="Arial2" fo:font-size="12pt" officeooo:rsid="005818ba" officeooo:paragraph-rsid="0025339b" style:font-size-asian="12pt" style:font-name-complex="Arial2" style:font-size-complex="12pt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4" style:family="paragraph" style:parent-style-name="Text_20_body" style:list-style-name="L3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fo:font-style="normal" fo:font-weight="normal" officeooo:rsid="00728b01" officeooo:paragraph-rsid="0030e05f" style:font-size-asian="12pt" style:font-style-asian="normal" style:font-weight-asian="normal" style:font-name-complex="Arial3" style:font-size-complex="12pt" style:font-style-complex="normal" style:font-weight-complex="bold"/>
    </style:style>
    <style:style style:name="P75" style:family="paragraph" style:parent-style-name="Text_20_body" style:list-style-name="L1">
      <style:paragraph-properties fo:margin-top="0cm" fo:margin-bottom="0cm" loext:contextual-spacing="false">
        <style:tab-stops/>
      </style:paragraph-properties>
      <style:text-properties officeooo:paragraph-rsid="0027209a"/>
    </style:style>
    <style:style style:name="P76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style:font-size-asian="12pt" style:font-name-complex="Arial3" style:font-size-complex="12pt"/>
    </style:style>
    <style:style style:name="P77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665694" style:font-size-asian="12pt" style:font-name-complex="Arial3" style:font-size-complex="12pt"/>
    </style:style>
    <style:style style:name="P78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/>
    </style:style>
    <style:style style:name="P79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cd54" style:font-size-asian="12pt" style:font-name-complex="Arial3" style:font-size-complex="12pt"/>
    </style:style>
    <style:style style:name="P80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37605b" style:font-size-asian="12pt" style:font-name-complex="Arial3" style:font-size-complex="12pt" style:font-weight-complex="bold"/>
    </style:style>
    <style:style style:name="P81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91550" style:font-size-asian="12pt" style:font-name-complex="Arial3" style:font-size-complex="12pt" style:font-weight-complex="bold"/>
    </style:style>
    <style:style style:name="P82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83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bf96c" style:font-size-asian="12pt" style:font-name-complex="Arial3" style:font-size-complex="12pt" style:font-weight-complex="bold"/>
    </style:style>
    <style:style style:name="P8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bc248" style:font-size-asian="12pt" style:font-name-complex="Arial3" style:font-size-complex="12pt" style:font-weight-complex="bold"/>
    </style:style>
    <style:style style:name="P85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d4ac7" style:font-size-asian="12pt" style:font-name-complex="Arial3" style:font-size-complex="12pt" style:font-weight-complex="bold"/>
    </style:style>
    <style:style style:name="P86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0839a2" officeooo:paragraph-rsid="001a9db9" style:font-size-asian="12pt" style:font-name-complex="Arial3" style:font-size-complex="12pt" style:font-weight-complex="bold"/>
    </style:style>
    <style:style style:name="P87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0bccce" officeooo:paragraph-rsid="001a9db9" style:font-size-asian="12pt" style:font-name-complex="Arial3" style:font-size-complex="12pt" style:font-weight-complex="bold"/>
    </style:style>
    <style:style style:name="P88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41798f" officeooo:paragraph-rsid="0041798f" style:font-size-asian="12pt" style:font-name-complex="Arial3" style:font-size-complex="12pt" style:font-weight-complex="bold"/>
    </style:style>
    <style:style style:name="P89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90" style:family="paragraph" style:parent-style-name="Normal_20__28_Web_29_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acd54" style:font-size-asian="12pt" style:font-name-complex="Arial2" style:font-size-complex="12pt" style:font-weight-complex="bold"/>
    </style:style>
    <style:style style:name="P91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Arial" fo:font-size="12pt" fo:language="en" fo:country="none" officeooo:rsid="001157e1" officeooo:paragraph-rsid="001acd54" style:font-size-asian="12pt" style:font-name-complex="Arial3" style:font-size-complex="12pt" style:font-weight-complex="bold"/>
    </style:style>
    <style:style style:name="P92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language="en" fo:country="none" officeooo:rsid="001157e1" officeooo:paragraph-rsid="001acd54" style:font-size-asian="12pt" style:font-name-complex="Arial2" style:font-size-complex="12pt" style:font-weight-complex="bold"/>
    </style:style>
    <style:style style:name="P93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fo:language="en" fo:country="none" fo:font-style="normal" fo:font-weight="normal" officeooo:rsid="001157e1" officeooo:paragraph-rsid="001acd54" style:font-size-asian="12pt" style:font-style-asian="normal" style:font-weight-asian="normal" style:font-name-complex="Arial3" style:font-size-complex="12pt" style:font-style-complex="normal" style:font-weight-complex="bold"/>
    </style:style>
    <style:style style:name="P9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fo:language="en" fo:country="none" fo:font-style="normal" fo:font-weight="normal" officeooo:rsid="001157e1" officeooo:paragraph-rsid="001bc248" style:font-size-asian="12pt" style:font-style-asian="normal" style:font-weight-asian="normal" style:font-name-complex="Arial3" style:font-size-complex="12pt" style:font-style-complex="normal" style:font-weight-complex="bold"/>
    </style:style>
    <style:style style:name="P95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officeooo:paragraph-rsid="003a1a04"/>
    </style:style>
    <style:style style:name="P96" style:family="paragraph" style:parent-style-name="Normal_20__28_Web_29_" style:list-style-name="L1">
      <style:paragraph-properties fo:margin-top="0cm" fo:margin-bottom="0cm" loext:contextual-spacing="false"/>
      <style:text-properties style:use-window-font-color="true" style:font-name="Courier 10 Pitch" fo:font-size="12pt" officeooo:paragraph-rsid="001a9db9" style:font-size-asian="12pt" style:font-name-complex="Arial3" style:font-size-complex="12pt"/>
    </style:style>
    <style:style style:name="P97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/>
    </style:style>
    <style:style style:name="P98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Courier 10 Pitch" fo:font-size="12pt" officeooo:paragraph-rsid="001a9db9" style:font-size-asian="12pt" style:font-name-complex="Arial3" style:font-size-complex="12pt" style:font-weight-complex="bold"/>
    </style:style>
    <style:style style:name="P99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Courier 10 Pitch" fo:font-size="12pt" officeooo:paragraph-rsid="003c9c64" style:font-size-asian="12pt" style:font-name-complex="Arial3" style:font-size-complex="12pt" style:font-weight-complex="bold"/>
    </style:style>
    <style:style style:name="P100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Bitstream Vera Sans Mono" fo:font-size="12pt" officeooo:paragraph-rsid="001a9db9" style:font-size-asian="12pt" style:font-name-complex="Arial3" style:font-size-complex="12pt" style:font-weight-complex="bold"/>
    </style:style>
    <style:style style:name="P101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Bitstream Vera Sans Mono" fo:font-size="12pt" officeooo:paragraph-rsid="002d4fc3" style:font-size-asian="12pt" style:font-name-complex="Arial3" style:font-size-complex="12pt" style:font-weight-complex="bold"/>
    </style:style>
    <style:style style:name="P102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Bitstream Vera Sans Mono" fo:font-size="12pt" officeooo:rsid="001157e1" officeooo:paragraph-rsid="002d4fc3" style:font-size-asian="12pt" style:font-name-complex="Arial3" style:font-size-complex="12pt" style:font-weight-complex="bold"/>
    </style:style>
    <style:style style:name="P103" style:family="paragraph" style:parent-style-name="Normal_20__28_Web_29_" style:list-style-name="L1">
      <style:paragraph-properties fo:margin-top="0cm" fo:margin-bottom="0cm" loext:contextual-spacing="false" fo:line-height="100%">
        <style:tab-stops/>
      </style:paragraph-properties>
      <style:text-properties style:use-window-font-color="true" style:font-name="Arial2" fo:font-size="12pt" officeooo:paragraph-rsid="001a9db9" style:font-size-asian="12pt" style:font-name-complex="Arial3" style:font-size-complex="12pt" style:font-weight-complex="bold"/>
    </style:style>
    <style:style style:name="P104" style:family="paragraph" style:parent-style-name="Normal_20__28_Web_29_" style:list-style-name="L1">
      <style:paragraph-properties fo:margin-top="0cm" fo:margin-bottom="0cm" loext:contextual-spacing="false"/>
      <style:text-properties style:use-window-font-color="true" style:font-name="Arial2" fo:font-size="12pt" officeooo:paragraph-rsid="001acd54" style:font-size-asian="12pt" style:font-name-complex="Arial3" style:font-size-complex="12pt" style:font-weight-complex="bold"/>
    </style:style>
    <style:style style:name="P105" style:family="paragraph" style:parent-style-name="Normal_20__28_Web_29_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6" style:family="paragraph" style:parent-style-name="Normal_20__28_Web_29_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2" fo:font-size="12pt" fo:font-style="normal" fo:font-weight="normal" officeooo:paragraph-rsid="001f3d3e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7" style:family="paragraph" style:parent-style-name="Normal_20__28_Web_29_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8" style:family="paragraph" style:parent-style-name="Normal_20__28_Web_29_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paragraph-rsid="001f3d3e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9" style:family="paragraph" style:parent-style-name="Normal_20__28_Web_29_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0" style:family="paragraph" style:parent-style-name="Normal_20__28_Web_29_" style:list-style-name="L1">
      <style:paragraph-properties fo:margin-top="0cm" fo:margin-bottom="0cm" loext:contextual-spacing="false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1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2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language="en" fo:country="none" fo:font-weight="normal" officeooo:rsid="001157e1" officeooo:paragraph-rsid="001acd54" style:font-size-asian="12pt" style:font-weight-asian="normal" style:font-name-complex="Arial3" style:font-size-complex="12pt" style:font-weight-complex="normal"/>
    </style:style>
    <style:style style:name="P113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2" fo:font-size="12pt" fo:font-weight="normal" officeooo:paragraph-rsid="001acd54" style:font-size-asian="12pt" style:font-weight-asian="normal" style:font-size-complex="12pt" style:font-weight-complex="normal"/>
    </style:style>
    <style:style style:name="P11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officeooo:paragraph-rsid="001d4ac7"/>
    </style:style>
    <style:style style:name="P115" style:family="paragraph" style:parent-style-name="Normal_20__28_Web_29_" style:list-style-name="L1">
      <style:text-properties style:use-window-font-color="true" style:font-name="Arial" fo:font-size="12pt" officeooo:paragraph-rsid="001a9db9" style:font-size-asian="12pt" style:font-name-complex="Arial2" style:font-size-complex="12pt"/>
    </style:style>
    <style:style style:name="P116" style:family="paragraph" style:parent-style-name="Normal_20__28_Web_29_" style:list-style-name="L1">
      <style:text-properties style:use-window-font-color="true" style:font-name="Arial2" fo:font-size="12pt" officeooo:rsid="005818ba" officeooo:paragraph-rsid="0025339b" style:font-size-asian="12pt" style:font-name-complex="Arial2" style:font-size-complex="12pt"/>
    </style:style>
    <style:style style:name="P117" style:family="paragraph" style:parent-style-name="Normal_20__28_Web_29_" style:list-style-name="L1">
      <style:paragraph-properties fo:margin-top="0.508cm" fo:margin-bottom="0cm" loext:contextual-spacing="false" fo:line-height="150%">
        <style:tab-stops/>
      </style:paragraph-properties>
      <style:text-properties fo:font-size="12pt" officeooo:paragraph-rsid="001a9db9" style:font-size-asian="12pt" style:font-size-complex="12pt"/>
    </style:style>
    <style:style style:name="P118" style:family="paragraph" style:parent-style-name="Normal_20__28_Web_29_" style:list-style-name="L1">
      <style:paragraph-properties fo:margin-top="0.508cm" fo:margin-bottom="0cm" loext:contextual-spacing="false" fo:line-height="150%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119" style:family="paragraph" style:parent-style-name="Normal_20__28_Web_29_" style:list-style-name="L1">
      <style:paragraph-properties fo:margin-top="0.508cm" fo:margin-bottom="0.254cm" loext:contextual-spacing="false" fo:line-height="100%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120" style:family="paragraph" style:parent-style-name="Normal_20__28_Web_29_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1" style:family="paragraph" style:parent-style-name="Normal_20__28_Web_29_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2" fo:font-size="12pt" fo:font-style="normal" fo:font-weight="normal" officeooo:paragraph-rsid="001f3d3e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2" style:family="paragraph" style:parent-style-name="Normal_20__28_Web_29_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2" fo:font-size="12pt" fo:font-style="normal" fo:font-weight="normal" officeooo:paragraph-rsid="0020813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3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paragraph-rsid="001acd54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4" style:family="paragraph" style:parent-style-name="Normal_20__28_Web_29_" style:list-style-name="L1">
      <style:paragraph-properties fo:margin-top="0.508cm" fo:margin-bottom="0.254cm" loext:contextual-spacing="false"/>
      <style:text-properties style:use-window-font-color="true" style:font-name="Arial2" fo:font-size="12pt" fo:font-style="normal" fo:font-weight="normal" officeooo:paragraph-rsid="0043b91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5" style:family="paragraph" style:parent-style-name="Normal_20__28_Web_29_" style:list-style-name="L1">
      <style:paragraph-properties fo:margin-top="0.508cm" fo:margin-bottom="0.254cm" loext:contextual-spacing="false" fo:line-height="100%">
        <style:tab-stops/>
      </style:paragraph-properties>
      <style:text-properties fo:font-size="12pt" officeooo:paragraph-rsid="001a9db9" style:font-size-asian="12pt" style:font-size-complex="12pt"/>
    </style:style>
    <style:style style:name="P126" style:family="paragraph" style:parent-style-name="Normal_20__28_Web_29_" style:list-style-name="L1">
      <style:paragraph-properties fo:margin-top="0.508cm" fo:margin-bottom="0.254cm" loext:contextual-spacing="false"/>
      <style:text-properties officeooo:paragraph-rsid="001acd54"/>
    </style:style>
    <style:style style:name="P127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font-name="Arial2" fo:font-size="12pt" fo:font-style="normal" fo:font-weight="normal" officeooo:paragraph-rsid="001acd54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Normal_20__28_Web_29_" style:list-style-name="L1">
      <style:paragraph-properties fo:margin-top="0.508cm" fo:margin-bottom="0.254cm" loext:contextual-spacing="false"/>
      <style:text-properties style:font-name="Arial2" officeooo:paragraph-rsid="0020813d"/>
    </style:style>
    <style:style style:name="P129" style:family="paragraph" style:parent-style-name="Table" style:list-style-name="L1">
      <style:paragraph-properties fo:line-height="150%">
        <style:tab-stops/>
      </style:paragraph-properties>
      <style:text-properties officeooo:paragraph-rsid="001a9db9"/>
    </style:style>
    <style:style style:name="P130" style:family="paragraph" style:parent-style-name="Table" style:list-style-name="L1">
      <style:text-properties style:use-window-font-color="true" style:font-name="Arial" fo:font-size="12pt" officeooo:paragraph-rsid="001d4ac7" style:font-size-asian="12pt" style:font-name-complex="Arial3" style:font-size-complex="12pt"/>
    </style:style>
    <style:style style:name="P131" style:family="paragraph" style:parent-style-name="Table" style:list-style-name="L1">
      <style:text-properties style:use-window-font-color="true" fo:font-size="12pt" officeooo:paragraph-rsid="001d4ac7" style:font-size-asian="12pt" style:font-size-complex="12pt"/>
    </style:style>
    <style:style style:name="P132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a9db9" style:font-size-asian="12pt" style:font-name-complex="Arial3" style:font-size-complex="12pt" style:font-weight-complex="bold"/>
    </style:style>
    <style:style style:name="P133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officeooo:rsid="007acbeb" officeooo:paragraph-rsid="0027209a" style:font-size-asian="12pt" style:font-name-complex="Arial3" style:font-size-complex="12pt" style:font-weight-complex="bold"/>
    </style:style>
    <style:style style:name="P134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officeooo:rsid="007ccbcb" officeooo:paragraph-rsid="0027209a" style:font-size-asian="12pt" style:font-name-complex="Arial3" style:font-size-complex="12pt" style:font-weight-complex="bold"/>
    </style:style>
    <style:style style:name="P135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officeooo:rsid="002fae57" officeooo:paragraph-rsid="0027209a" style:font-size-asian="12pt" style:font-name-complex="Arial3" style:font-size-complex="12pt" style:font-weight-complex="bold"/>
    </style:style>
    <style:style style:name="P136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officeooo:rsid="00728b01" officeooo:paragraph-rsid="0027209a" style:font-size-asian="12pt" style:font-name-complex="Arial3" style:font-size-complex="12pt" style:font-weight-complex="bold"/>
    </style:style>
    <style:style style:name="P137" style:family="paragraph" style:parent-style-name="Table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use-window-font-color="true" style:font-name="Arial2" fo:font-size="12pt" fo:font-style="normal" fo:font-weight="normal" officeooo:rsid="007ccbcb" officeooo:paragraph-rsid="0027209a" style:font-size-asian="12pt" style:font-style-asian="normal" style:font-weight-asian="normal" style:font-name-complex="Arial3" style:font-size-complex="12pt" style:font-style-complex="normal" style:font-weight-complex="bold"/>
    </style:style>
    <style:style style:name="P138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2" fo:font-size="12pt" fo:font-style="normal" fo:font-weight="normal" officeooo:rsid="00728b01" officeooo:paragraph-rsid="0027209a" style:font-size-asian="12pt" style:font-style-asian="normal" style:font-weight-asian="normal" style:font-name-complex="Arial3" style:font-size-complex="12pt" style:font-style-complex="normal" style:font-weight-complex="bold"/>
    </style:style>
    <style:style style:name="P139" style:family="paragraph" style:parent-style-name="Table" style:list-style-name="L1">
      <style:paragraph-properties fo:margin-top="0cm" fo:margin-bottom="0cm" loext:contextual-spacing="false" fo:line-height="150%">
        <style:tab-stops/>
      </style:paragraph-properties>
      <style:text-properties officeooo:paragraph-rsid="001a9d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a1502" style:font-weight-asian="bold" style:font-weight-complex="bold"/>
    </style:style>
    <style:style style:name="T3" style:family="text">
      <style:text-properties fo:font-weight="bold" officeooo:rsid="005d7680" style:font-weight-asian="bold" style:font-weight-complex="bold"/>
    </style:style>
    <style:style style:name="T4" style:family="text">
      <style:text-properties officeooo:rsid="0018adf2"/>
    </style:style>
    <style:style style:name="T5" style:family="text">
      <style:text-properties style:use-window-font-color="true" style:font-name="Arial" fo:font-size="12pt" fo:font-style="normal" officeooo:rsid="001157e1" style:font-size-asian="12pt" style:font-style-asian="normal" style:font-name-complex="Arial3" style:font-size-complex="12pt" style:font-style-complex="normal" style:font-weight-complex="bold"/>
    </style:style>
    <style:style style:name="T6" style:family="text">
      <style:text-properties style:use-window-font-color="true" style:font-name="Arial" fo:font-size="12pt" fo:font-style="normal" officeooo:rsid="004aee3e" style:font-size-asian="12pt" style:font-style-asian="normal" style:font-name-complex="Arial3" style:font-size-complex="12pt" style:font-style-complex="normal" style:font-weight-complex="bold"/>
    </style:style>
    <style:style style:name="T7" style:family="text">
      <style:text-properties style:use-window-font-color="true" style:font-name="Arial" fo:font-size="12pt" fo:language="en" fo:country="none" fo:font-style="normal" fo:font-weight="normal" officeooo:rsid="001157e1" style:font-size-asian="12pt" style:font-style-asian="normal" style:font-weight-asian="normal" style:font-name-complex="Arial3" style:font-size-complex="12pt" style:font-style-complex="normal" style:font-weight-complex="bold"/>
    </style:style>
    <style:style style:name="T8" style:family="text">
      <style:text-properties style:use-window-font-color="true" style:font-name="Arial" style:font-name-complex="Arial3"/>
    </style:style>
    <style:style style:name="T9" style:family="text">
      <style:text-properties style:use-window-font-color="true" style:font-name="Arial" fo:font-style="italic" style:font-name-complex="Arial3"/>
    </style:style>
    <style:style style:name="T10" style:family="text">
      <style:text-properties style:use-window-font-color="true" style:font-name="Arial2" fo:font-size="12pt" style:font-size-asian="12pt" style:font-name-complex="Arial2" style:font-size-complex="12pt"/>
    </style:style>
    <style:style style:name="T11" style:family="text">
      <style:text-properties style:use-window-font-color="true" style:font-name="Arial2" fo:font-size="12pt" style:font-size-asian="12pt" style:font-name-complex="Arial2" style:font-size-complex="12pt" style:font-weight-complex="bold"/>
    </style:style>
    <style:style style:name="T12" style:family="text">
      <style:text-properties style:use-window-font-color="true" style:font-name="Arial2" fo:font-size="12pt" officeooo:rsid="0043f4fe" style:font-size-asian="12pt" style:font-name-complex="Arial2" style:font-size-complex="12pt"/>
    </style:style>
    <style:style style:name="T13" style:family="text">
      <style:text-properties style:use-window-font-color="true" style:font-name="Arial2" fo:font-size="12pt" officeooo:rsid="00442733" style:font-size-asian="12pt" style:font-name-complex="Arial2" style:font-size-complex="12pt"/>
    </style:style>
    <style:style style:name="T14" style:family="text">
      <style:text-properties style:use-window-font-color="true" style:font-name="Arial2" fo:font-size="12pt" officeooo:rsid="0047128d" style:font-size-asian="12pt" style:font-name-complex="Arial2" style:font-size-complex="12pt"/>
    </style:style>
    <style:style style:name="T15" style:family="text">
      <style:text-properties style:use-window-font-color="true" style:font-name="Arial2" fo:font-size="12pt" officeooo:rsid="0047f7a2" style:font-size-asian="12pt" style:font-name-complex="Arial2" style:font-size-complex="12pt"/>
    </style:style>
    <style:style style:name="T16" style:family="text">
      <style:text-properties style:use-window-font-color="true" style:font-name="Arial2" fo:font-size="12pt" officeooo:rsid="0056af8e" style:font-size-asian="12pt" style:font-name-complex="Arial2" style:font-size-complex="12pt"/>
    </style:style>
    <style:style style:name="T17" style:family="text">
      <style:text-properties style:use-window-font-color="true" style:font-name="Arial2" fo:font-size="12pt" officeooo:rsid="0048ae77" style:font-size-asian="12pt" style:font-name-complex="Arial2" style:font-size-complex="12pt"/>
    </style:style>
    <style:style style:name="T18" style:family="text">
      <style:text-properties style:use-window-font-color="true" style:font-name="Arial2" fo:font-size="12pt" officeooo:rsid="0057a157" style:font-size-asian="12pt" style:font-name-complex="Arial2" style:font-size-complex="12pt"/>
    </style:style>
    <style:style style:name="T19" style:family="text">
      <style:text-properties style:use-window-font-color="true" style:font-name="Arial2" fo:font-size="12pt" officeooo:rsid="00595ae6" style:font-size-asian="12pt" style:font-name-complex="Arial2" style:font-size-complex="12pt"/>
    </style:style>
    <style:style style:name="T20" style:family="text">
      <style:text-properties style:use-window-font-color="true" style:font-name="Arial2" fo:font-size="12pt" style:font-size-asian="12pt" style:font-name-complex="Arial3" style:font-size-complex="12pt" style:font-weight-complex="bold"/>
    </style:style>
    <style:style style:name="T21" style:family="text">
      <style:text-properties style:use-window-font-color="true" style:font-name="Arial2" fo:font-size="12pt" fo:language="en" fo:country="none" fo:font-style="normal" fo:font-weight="normal" officeooo:rsid="005dda94" style:font-size-asian="12pt" style:font-style-asian="normal" style:font-weight-asian="normal" style:font-name-complex="Arial3" style:font-size-complex="12pt" style:font-style-complex="normal" style:font-weight-complex="bold"/>
    </style:style>
    <style:style style:name="T22" style:family="text">
      <style:text-properties style:use-window-font-color="true" style:font-name="Arial2" fo:font-size="12pt" fo:language="en" fo:country="none" fo:font-style="normal" fo:font-weight="normal" officeooo:rsid="00728b01" style:font-size-asian="12pt" style:font-style-asian="normal" style:font-weight-asian="normal" style:font-name-complex="Arial3" style:font-size-complex="12pt" style:font-style-complex="normal" style:font-weight-complex="bold"/>
    </style:style>
    <style:style style:name="T23" style:family="text">
      <style:text-properties style:use-window-font-color="true" style:font-name="Arial2" fo:font-size="12pt" fo:language="en" fo:country="none" fo:font-style="normal" fo:font-weight="normal" officeooo:rsid="0030e05f" style:font-size-asian="12pt" style:font-style-asian="normal" style:font-weight-asian="normal" style:font-name-complex="Arial3" style:font-size-complex="12pt" style:font-style-complex="normal" style:font-weight-complex="bold"/>
    </style:style>
    <style:style style:name="T24" style:family="text">
      <style:text-properties style:use-window-font-color="true" style:font-name="Arial2" fo:font-size="12pt" fo:language="en" fo:country="none" fo:font-style="normal" fo:font-weight="normal" officeooo:rsid="005fbbb5" style:font-size-asian="12pt" style:font-style-asian="normal" style:font-weight-asian="normal" style:font-name-complex="Arial3" style:font-size-complex="12pt" style:font-style-complex="normal" style:font-weight-complex="bold"/>
    </style:style>
    <style:style style:name="T25" style:family="text">
      <style:text-properties style:use-window-font-color="true" style:font-name="Arial2" fo:font-size="12pt" fo:language="en" fo:country="none" fo:font-style="italic" fo:font-weight="normal" officeooo:rsid="005fbbb5" style:font-size-asian="12pt" style:font-style-asian="italic" style:font-weight-asian="normal" style:font-name-complex="Arial3" style:font-size-complex="12pt" style:font-style-complex="italic" style:font-weight-complex="bold"/>
    </style:style>
    <style:style style:name="T26" style:family="text">
      <style:text-properties style:use-window-font-color="true" style:font-name="Arial2" fo:font-size="12pt" fo:language="en" fo:country="none" fo:font-style="italic" fo:font-weight="normal" officeooo:rsid="005dda94" style:font-size-asian="12pt" style:font-style-asian="italic" style:font-weight-asian="normal" style:font-name-complex="Arial3" style:font-size-complex="12pt" style:font-style-complex="italic" style:font-weight-complex="bold"/>
    </style:style>
    <style:style style:name="T27" style:family="text">
      <style:text-properties style:use-window-font-color="true" style:font-name="Arial2" style:font-name-complex="Arial3" style:font-weight-complex="bold"/>
    </style:style>
    <style:style style:name="T28" style:family="text">
      <style:text-properties style:use-window-font-color="true" style:font-name="Arial2" fo:font-style="normal" style:font-style-asian="normal" style:font-style-complex="normal"/>
    </style:style>
    <style:style style:name="T29" style:family="text">
      <style:text-properties style:use-window-font-color="true" style:font-name="Bitstream Vera Sans Mono" style:font-name-complex="Arial3" style:font-weight-complex="bold"/>
    </style:style>
    <style:style style:name="T30" style:family="text">
      <style:text-properties style:use-window-font-color="true" fo:font-style="normal" style:font-style-asian="normal" style:font-name-complex="Arial3" style:font-style-complex="normal"/>
    </style:style>
    <style:style style:name="T31" style:family="text">
      <style:text-properties style:use-window-font-color="true" fo:font-style="normal" style:font-style-asian="normal" style:font-name-complex="Arial2" style:font-style-complex="normal"/>
    </style:style>
    <style:style style:name="T32" style:family="text">
      <style:text-properties style:use-window-font-color="true" fo:font-style="normal" style:font-style-asian="normal" style:font-style-complex="normal"/>
    </style:style>
    <style:style style:name="T33" style:family="text">
      <style:text-properties style:use-window-font-color="true" style:font-name-complex="Arial3"/>
    </style:style>
    <style:style style:name="T34" style:family="text">
      <style:text-properties style:use-window-font-color="true" fo:font-size="12pt" fo:font-style="normal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5" style:family="text">
      <style:text-properties officeooo:rsid="000374bf"/>
    </style:style>
    <style:style style:name="T36" style:family="text">
      <style:text-properties officeooo:rsid="00048e57"/>
    </style:style>
    <style:style style:name="T37" style:family="text">
      <style:text-properties style:font-name="Arial"/>
    </style:style>
    <style:style style:name="T38" style:family="text">
      <style:text-properties style:font-name="Arial" fo:font-size="12pt" style:font-size-asian="12pt" style:font-name-complex="Arial3" style:font-size-complex="12pt" style:font-weight-complex="bold"/>
    </style:style>
    <style:style style:name="T39" style:family="text">
      <style:text-properties style:font-name="Arial" fo:font-size="12pt" officeooo:rsid="000f9b39" style:font-size-asian="12pt" style:font-name-complex="Arial3" style:font-size-complex="12pt" style:font-weight-complex="bold"/>
    </style:style>
    <style:style style:name="T40" style:family="text">
      <style:text-properties style:font-name="Arial" fo:font-size="12pt" officeooo:rsid="00128d0a" style:font-size-asian="12pt" style:font-name-complex="Arial3" style:font-size-complex="12pt" style:font-weight-complex="bold"/>
    </style:style>
    <style:style style:name="T41" style:family="text">
      <style:text-properties officeooo:rsid="000839a2"/>
    </style:style>
    <style:style style:name="T42" style:family="text">
      <style:text-properties officeooo:rsid="0002a3d9"/>
    </style:style>
    <style:style style:name="T43" style:family="text">
      <style:text-properties officeooo:rsid="000b29a4"/>
    </style:style>
    <style:style style:name="T44" style:family="text">
      <style:text-properties style:font-name="Courier 10 Pitch"/>
    </style:style>
    <style:style style:name="T45" style:family="text">
      <style:text-properties style:font-name="Courier 10 Pitch" officeooo:rsid="001157e1"/>
    </style:style>
    <style:style style:name="T46" style:family="text">
      <style:text-properties style:text-position="super 58%"/>
    </style:style>
    <style:style style:name="T47" style:family="text">
      <style:text-properties style:font-name="Arial2" style:font-weight-complex="bold"/>
    </style:style>
    <style:style style:name="T48" style:family="text">
      <style:text-properties style:font-name="Arial2" officeooo:rsid="00423848" style:font-weight-complex="bold"/>
    </style:style>
    <style:style style:name="T49" style:family="text">
      <style:text-properties style:font-name="Arial2" officeooo:rsid="002fae57"/>
    </style:style>
    <style:style style:name="T50" style:family="text">
      <style:text-properties style:font-name="Arial2" officeooo:rsid="002f07f7"/>
    </style:style>
    <style:style style:name="T51" style:family="text">
      <style:text-properties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style:font-style-asian="normal" style:font-name-complex="Arial2" style:font-style-complex="normal"/>
    </style:style>
    <style:style style:name="T54" style:family="text">
      <style:text-properties officeooo:rsid="00107979"/>
    </style:style>
    <style:style style:name="T55" style:family="text">
      <style:text-properties officeooo:rsid="000ebbd6"/>
    </style:style>
    <style:style style:name="T56" style:family="text">
      <style:text-properties officeooo:rsid="000b67fd"/>
    </style:style>
    <style:style style:name="T57" style:family="text">
      <style:text-properties fo:language="en" fo:country="none" fo:font-style="normal" style:font-style-asian="normal" style:font-style-complex="normal"/>
    </style:style>
    <style:style style:name="T58" style:family="text">
      <style:text-properties fo:language="en" fo:country="none" fo:font-style="normal" officeooo:rsid="001157e1" style:font-style-asian="normal" style:font-style-complex="normal"/>
    </style:style>
    <style:style style:name="T59" style:family="text">
      <style:text-properties fo:language="en" fo:country="none" fo:font-style="normal" officeooo:rsid="00246e10" style:font-style-asian="normal" style:font-style-complex="normal"/>
    </style:style>
    <style:style style:name="T60" style:family="text">
      <style:text-properties fo:language="en" fo:country="none" fo:font-style="normal" officeooo:rsid="0050c6f2" style:font-style-asian="normal" style:font-style-complex="normal"/>
    </style:style>
    <style:style style:name="T61" style:family="text">
      <style:text-properties fo:language="en" fo:country="none" fo:font-style="normal" officeooo:rsid="0072f343" style:font-style-asian="normal" style:font-style-complex="normal"/>
    </style:style>
    <style:style style:name="T62" style:family="text">
      <style:text-properties fo:language="en" fo:country="none" fo:font-style="normal" officeooo:rsid="0030e05f" style:font-style-asian="normal" style:font-style-complex="normal" style:font-weight-complex="normal"/>
    </style:style>
    <style:style style:name="T63" style:family="text">
      <style:text-properties fo:language="en" fo:country="none" fo:font-style="normal" officeooo:rsid="0047b469" style:font-style-asian="normal" style:font-style-complex="normal" style:font-weight-complex="normal"/>
    </style:style>
    <style:style style:name="T64" style:family="text">
      <style:text-properties officeooo:rsid="001633b7"/>
    </style:style>
    <style:style style:name="T65" style:family="text">
      <style:text-properties officeooo:rsid="001f3d3e"/>
    </style:style>
    <style:style style:name="T66" style:family="text">
      <style:text-properties style:font-name-asian="Arial2" style:font-name-complex="Arial2"/>
    </style:style>
    <style:style style:name="T67" style:family="text">
      <style:text-properties fo:font-size="12pt" style:font-name-asian="Arial2" style:font-size-asian="12pt" style:font-name-complex="Arial2" style:font-size-complex="12pt"/>
    </style:style>
    <style:style style:name="T68" style:family="text">
      <style:text-properties fo:font-size="12pt" officeooo:rsid="0057a157" style:font-name-asian="Arial2" style:font-size-asian="12pt" style:font-name-complex="Arial2" style:font-size-complex="12pt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officeooo:rsid="0057a157" style:font-size-asian="12pt" style:font-size-complex="12pt"/>
    </style:style>
    <style:style style:name="T71" style:family="text">
      <style:text-properties officeooo:rsid="001d061d"/>
    </style:style>
    <style:style style:name="T72" style:family="text">
      <style:text-properties officeooo:rsid="0022b9e8"/>
    </style:style>
    <style:style style:name="T73" style:family="text">
      <style:text-properties officeooo:rsid="002ed439"/>
    </style:style>
    <style:style style:name="T74" style:family="text">
      <style:text-properties officeooo:rsid="0050c6f2"/>
    </style:style>
    <style:style style:name="T75" style:family="text">
      <style:text-properties officeooo:rsid="004f221c"/>
    </style:style>
    <style:style style:name="T76" style:family="text">
      <style:text-properties officeooo:rsid="007faebd"/>
    </style:style>
    <style:style style:name="T77" style:family="text">
      <style:text-properties officeooo:rsid="006a1502"/>
    </style:style>
    <style:style style:name="T78" style:family="text">
      <style:text-properties officeooo:rsid="0084f092"/>
    </style:style>
    <style:style style:name="T79" style:family="text">
      <style:text-properties officeooo:rsid="006e30d5"/>
    </style:style>
    <style:style style:name="T80" style:family="text">
      <style:text-properties officeooo:rsid="00598c8f"/>
    </style:style>
    <style:style style:name="T81" style:family="text">
      <style:text-properties officeooo:rsid="006f4506"/>
    </style:style>
    <style:style style:name="T82" style:family="text">
      <style:text-properties officeooo:rsid="007ccbcb"/>
    </style:style>
    <style:style style:name="T83" style:family="text">
      <style:text-properties officeooo:rsid="0072f343"/>
    </style:style>
    <style:style style:name="T84" style:family="text">
      <style:text-properties officeooo:rsid="00728b01"/>
    </style:style>
    <style:style style:name="T85" style:family="text">
      <style:text-properties officeooo:rsid="0028cd3d"/>
    </style:style>
    <style:style style:name="T86" style:family="text">
      <style:text-properties officeooo:rsid="00291550"/>
    </style:style>
    <style:style style:name="T87" style:family="text">
      <style:text-properties style:font-name-complex="Arial3"/>
    </style:style>
    <style:style style:name="T88" style:family="text">
      <style:text-properties officeooo:rsid="00361b39"/>
    </style:style>
    <style:style style:name="T89" style:family="text">
      <style:text-properties officeooo:rsid="00163336"/>
    </style:style>
    <style:style style:name="T90" style:family="text">
      <style:text-properties officeooo:rsid="003a1a04"/>
    </style:style>
    <style:style style:name="T91" style:family="text">
      <style:text-properties officeooo:rsid="003a44b7"/>
    </style:style>
    <style:style style:name="T92" style:family="text">
      <style:text-properties officeooo:rsid="003ab1cb"/>
    </style:style>
    <style:style style:name="T93" style:family="text">
      <style:text-properties officeooo:rsid="0041798f"/>
    </style:style>
    <style:style style:name="T94" style:family="text">
      <style:text-properties officeooo:rsid="001bb9f4"/>
    </style:style>
    <style:style style:name="T95" style:family="text">
      <style:text-properties officeooo:rsid="004a039e"/>
    </style:style>
    <style:style style:name="T96" style:family="text">
      <style:text-properties officeooo:rsid="004a22c8"/>
    </style:style>
    <style:style style:name="T97" style:family="text">
      <style:text-properties officeooo:rsid="004b46fb"/>
    </style:style>
    <style:style style:name="T98" style:family="text">
      <style:text-properties officeooo:rsid="004d4679"/>
    </style:style>
    <style:style style:name="T99" style:family="text">
      <style:text-properties officeooo:rsid="004edce8"/>
    </style:style>
    <style:style style:name="T100" style:family="text">
      <style:text-properties officeooo:rsid="004fe357"/>
    </style:style>
    <style:style style:name="T101" style:family="text">
      <style:text-properties officeooo:rsid="0050da26"/>
    </style:style>
    <style:style style:name="T102" style:family="text">
      <style:text-properties officeooo:rsid="005162be"/>
    </style:style>
    <style:style style:name="T103" style:family="text">
      <style:text-properties officeooo:rsid="00555a29"/>
    </style:style>
    <style:style style:name="T104" style:family="text">
      <style:text-properties officeooo:rsid="00562736"/>
    </style:style>
    <style:style style:name="T105" style:family="text">
      <style:text-properties officeooo:rsid="0056ad05"/>
    </style:style>
    <style:style style:name="T106" style:family="text">
      <style:text-properties officeooo:rsid="005ab972"/>
    </style:style>
    <style:style style:name="T107" style:family="text">
      <style:text-properties officeooo:rsid="00624dd3"/>
    </style:style>
    <style:style style:name="T108" style:family="text">
      <style:text-properties officeooo:rsid="005d7680"/>
    </style:style>
    <style:style style:name="T109" style:family="text">
      <style:text-properties style:font-name="DejaVu Sans Mono1" officeooo:rsid="005d7680"/>
    </style:style>
    <style:style style:name="T110" style:family="text">
      <style:text-properties officeooo:rsid="0067b51f"/>
    </style:style>
    <style:style style:name="T111" style:family="text">
      <style:text-properties style:font-name="DejaVu Sans Mono1" officeooo:rsid="005d7680"/>
    </style:style>
    <style:style style:name="T112" style:family="text">
      <style:text-properties style:font-name="DejaVu Sans Mono1" fo:font-weight="bold" officeooo:rsid="005d7680" style:font-weight-asian="bold" style:font-weight-complex="bold"/>
    </style:style>
    <style:style style:name="T113" style:family="text">
      <style:text-properties style:font-name="DejaVu Sans Mono1" fo:font-weight="normal" officeooo:rsid="005d7680" style:font-weight-asian="normal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10"><text:span text:style-name="T4">Final </text:span>Knowledge Check</text:p>
      <text:p text:style-name="P4"/>
      <text:p text:style-name="P4"/>
      <text:list xml:id="list6163995546976665246" text:style-name="L1">
        <text:list-item>
          <text:p text:style-name="P77"><text:span text:style-name="T108">Enter following command in terminal:<text:line-break/></text:span><text:span text:style-name="T113">echo "My secret"|md5sum|cut -b-4</text:span><text:span text:style-name="T108"><text:line-break/>where </text:span><text:span text:style-name="T3">"My secret"</text:span><text:span text:style-name="T108"> is some secret phrase you can remember.<text:line-break/>Enter output of this command (e.g. </text:span><text:span text:style-name="T3">b512</text:span><text:span text:style-name="T108"> for example above) as an answer to this question. Remember (or write down) this code as it will be used as anonymous identifier to your score list in published results.</text:span></text:p>
        </text:list-item>
      </text:list>
      <text:p text:style-name="P8"/>
      <text:list xml:id="list153245708001876" text:continue-numbering="true" text:style-name="L1">
        <text:list-item>
          <text:p text:style-name="P115"><text:s/>Java <text:s/>de<text:span text:style-name="T87">rives much of its syntax from:</text:span></text:p>
          <text:list>
            <text:list-item>
              <text:p text:style-name="P31">C/C++</text:p>
            </text:list-item>
            <text:list-item>
              <text:p text:style-name="P31">Scala</text:p>
            </text:list-item>
            <text:list-item>
              <text:p text:style-name="P31">Ada</text:p>
            </text:list-item>
            <text:list-item>
              <text:p text:style-name="P31">Erlang<text:tab/></text:p>
            </text:list-item>
          </text:list>
        </text:list-item>
      </text:list>
      <text:p text:style-name="P29"/>
      <text:list xml:id="list153245818510512" text:continue-numbering="true" text:style-name="L1">
        <text:list-item>
          <text:p text:style-name="P49">What is JDK?</text:p>
          <text:list>
            <text:list-item>
              <text:p text:style-name="P49">Java Develop<text:span text:style-name="T35">ment</text:span> Keyword.</text:p>
            </text:list-item>
            <text:list-item>
              <text:p text:style-name="P49">Just Define Kit.</text:p>
            </text:list-item>
            <text:list-item>
              <text:p text:style-name="P49">Javadoc Developer Keyword.</text:p>
            </text:list-item>
            <text:list-item>
              <text:p text:style-name="P50">Java Develop<text:span text:style-name="T35">ment</text:span> Kit.</text:p>
            </text:list-item>
          </text:list>
        </text:list-item>
      </text:list>
      <text:p text:style-name="P1"/>
      <text:list xml:id="list153245288942982" text:continue-numbering="true" text:style-name="L1">
        <text:list-item>
          <text:p text:style-name="P49"><text:s/>What is a particular instance of a class?</text:p>
          <text:list>
            <text:list-item>
              <text:p text:style-name="P49">Method.</text:p>
            </text:list-item>
            <text:list-item>
              <text:p text:style-name="P49">Package.</text:p>
            </text:list-item>
            <text:list-item>
              <text:p text:style-name="P49">Object.</text:p>
            </text:list-item>
            <text:list-item>
              <text:p text:style-name="P49">Attribute.</text:p>
            </text:list-item>
          </text:list>
        </text:list-item>
      </text:list>
      <text:p text:style-name="P1"/>
      <text:list xml:id="list153245423501864" text:continue-numbering="true" text:style-name="L1">
        <text:list-item>
          <text:p text:style-name="P49">What define<text:span text:style-name="T36">s</text:span> the behavior of object?</text:p>
          <text:list>
            <text:list-item>
              <text:p text:style-name="P49">Method.</text:p>
            </text:list-item>
            <text:list-item>
              <text:p text:style-name="P49">Package.</text:p>
            </text:list-item>
            <text:list-item>
              <text:p text:style-name="P49">Object.</text:p>
            </text:list-item>
            <text:list-item>
              <text:p text:style-name="P49">Attribute.</text:p>
            </text:list-item>
          </text:list>
        </text:list-item>
      </text:list>
      <text:p text:style-name="P1"/>
      <text:list xml:id="list153245130140784" text:continue-numbering="true" text:style-name="L1">
        <text:list-item>
          <text:p text:style-name="P49">What is called for new object creation?</text:p>
          <text:list>
            <text:list-item>
              <text:p text:style-name="P49">Method.</text:p>
            </text:list-item>
            <text:list-item>
              <text:p text:style-name="P49">Package.</text:p>
            </text:list-item>
            <text:list-item>
              <text:p text:style-name="P49">Attribute.</text:p>
            </text:list-item>
            <text:list-item>
              <text:p text:style-name="P49">Constructor.</text:p>
            </text:list-item>
          </text:list>
        </text:list-item>
      </text:list>
      <text:p text:style-name="P1"/>
      <text:list xml:id="list153244597518146" text:continue-numbering="true" text:style-name="L1">
        <text:list-item>
          <text:h text:style-name="P132" text:outline-level="1">In JAVA – which data type is <text:span text:style-name="T88">NOT</text:span> primitive data type</text:h>
          <text:list>
            <text:list-item>
              <text:h text:style-name="P132" text:outline-level="1">int</text:h>
            </text:list-item>
            <text:list-item>
              <text:h text:style-name="P132" text:outline-level="1">double</text:h>
            </text:list-item>
            <text:list-item>
              <text:h text:style-name="P132" text:outline-level="1">String</text:h>
            </text:list-item>
            <text:list-item>
              <text:h text:style-name="P132" text:outline-level="1"><text:span text:style-name="T85">c</text:span>har</text:h>
            </text:list-item>
          </text:list>
        </text:list-item>
      </text:list>
      <text:h text:style-name="P15" text:outline-level="1"/>
      <text:list xml:id="list153244972431025" text:continue-numbering="true" text:style-name="L1">
        <text:list-item>
          <text:p text:style-name="P80">Which type takes <text:span text:style-name="T89">exactly 1 byte in in JVM</text:span></text:p>
          <text:list>
            <text:list-item>
              <text:p text:style-name="P81"><text:span text:style-name="T86">b</text:span>yte</text:p>
            </text:list-item>
            <text:list-item>
              <text:p text:style-name="P81">int</text:p>
            </text:list-item>
            <text:list-item>
              <text:p text:style-name="P82">boolean</text:p>
            </text:list-item>
            <text:list-item>
              <text:p text:style-name="P82">char</text:p>
            </text:list-item>
          </text:list>
        </text:list-item>
      </text:list>
      <text:p text:style-name="P5"/>
      <text:list xml:id="list153244610674928" text:continue-numbering="true" text:style-name="L1">
        <text:list-item>
          <text:p text:style-name="P82">What do you need to do, to copy int x value to int y value</text:p>
          <text:list>
            <text:list-item>
              <text:p text:style-name="P82">int y = x;</text:p>
            </text:list-item>
            <text:list-item>
              <text:p text:style-name="P82">int y = x.getValue();</text:p>
            </text:list-item>
            <text:list-item>
              <text:p text:style-name="P82">int y = valueOf(x);</text:p>
            </text:list-item>
            <text:list-item>
              <text:p text:style-name="P82">int y = x.clone();</text:p>
            </text:list-item>
          </text:list>
        </text:list-item>
      </text:list>
      <text:p text:style-name="P5"/>
      <text:list xml:id="list153244756426139" text:continue-numbering="true" text:style-name="L1">
        <text:list-item>
          <text:p text:style-name="P95"><text:span text:style-name="T38">CreateNewCar</text:span><text:span text:style-name="T39">(</text:span><text:span text:style-name="T40">2147483648</text:span><text:span text:style-name="T39">, 9.0, "int")</text:span><text:span text:style-name="T38">. <text:s/>Which type arguments could be used in this function(in written order).</text:span></text:p>
          <text:list>
            <text:list-item>
              <text:p text:style-name="P86">long, double, String;</text:p>
            </text:list-item>
            <text:list-item>
              <text:p text:style-name="P82">byte, float, char;</text:p>
            </text:list-item>
            <text:list-item>
              <text:p text:style-name="P81"><text:span text:style-name="T41">i</text:span>nt, double, String;</text:p>
            </text:list-item>
            <text:list-item>
              <text:p text:style-name="P82">int, float, string. </text:p>
            </text:list-item>
          </text:list>
        </text:list-item>
      </text:list>
      <text:p text:style-name="P5"/>
      <text:list xml:id="list153244534457011" text:continue-numbering="true" text:style-name="L1">
        <text:list-item>
          <text:p text:style-name="P82">There are two <text:span text:style-name="T90">variables of class Car, called</text:span> bentley and bmw. What would be <text:span text:style-name="T91">usual way to compare these </text:span>two variables?</text:p>
          <text:list>
            <text:list-item>
              <text:p text:style-name="P82">be<text:span text:style-name="T42">n</text:span>tley = bmw</text:p>
            </text:list-item>
            <text:list-item>
              <text:p text:style-name="P82">be<text:span text:style-name="T42">n</text:span>tley.equals(bmw)</text:p>
            </text:list-item>
            <text:list-item>
              <text:p text:style-name="P82">bet<text:span text:style-name="T42">n</text:span>ley == bmw</text:p>
            </text:list-item>
            <text:list-item>
              <text:p text:style-name="P82">bentley === bmw</text:p>
            </text:list-item>
          </text:list>
          <text:p text:style-name="P82"/>
        </text:list-item>
        <text:list-item>
          <text:p text:style-name="P82"><text:s/>How <text:span text:style-name="T92">do </text:span>you declare <text:span text:style-name="T43">character </text:span>variable with value Q?</text:p>
          <text:list>
            <text:list-item>
              <text:p text:style-name="P82">String a = "Q";</text:p>
            </text:list-item>
            <text:list-item>
              <text:p text:style-name="P82">char a = 'Q';</text:p>
            </text:list-item>
            <text:list-item>
              <text:p text:style-name="P82">character a = 'Q';</text:p>
            </text:list-item>
            <text:list-item>
              <text:p text:style-name="P82">char a = `Q`;</text:p>
            </text:list-item>
          </text:list>
        </text:list-item>
      </text:list>
      <text:p text:style-name="P5"/>
      <text:list xml:id="list153244021287697" text:continue-numbering="true" text:style-name="L1">
        <text:list-item>
          <text:p text:style-name="P78"/>
          <text:p text:style-name="P57"><text:s text:c="5"/>int a = 51;</text:p>
          <text:p text:style-name="P96"><text:s text:c="5"/>int b = 5;</text:p>
          <text:p text:style-name="P97"><text:s text:c="5"/>int c = a%b;</text:p>
          <text:p text:style-name="P97"/>
          <text:p text:style-name="P78">Which of the following answers are correct: </text:p>
          <text:p text:style-name="P78"/>
          <text:list>
            <text:list-item>
              <text:p text:style-name="P82">c = 1;</text:p>
            </text:list-item>
            <text:list-item>
              <text:p text:style-name="P78">c = 10;</text:p>
            </text:list-item>
            <text:list-item>
              <text:p text:style-name="P78">c = 10,2</text:p>
            </text:list-item>
            <text:list-item>
              <text:p text:style-name="P78">c = 49;</text:p>
            </text:list-item>
          </text:list>
        </text:list-item>
      </text:list>
      <text:p text:style-name="P6"/>
      <text:list xml:id="list153245704815063" text:continue-numbering="true" text:style-name="L1">
        <text:list-item>
          <text:p text:style-name="P78"><text:s/></text:p>
          <text:p text:style-name="P57"><text:tab/>String s1 = "1";</text:p>
          <text:p text:style-name="P96"><text:tab/>String s2 = "3";</text:p>
          <text:p text:style-name="P98"><text:tab/>String s3 = s1 + s2;</text:p>
          <text:p text:style-name="P98"/>
          <text:p text:style-name="P83">Which of the following answers <text:span text:style-name="T95">is</text:span> correct: </text:p>
          <text:list>
            <text:list-item>
              <text:p text:style-name="P99">s3 = "13";</text:p>
            </text:list-item>
            <text:list-item>
              <text:p text:style-name="P99"><text:span text:style-name="T37">s3 = </text:span>"4"<text:span text:style-name="T37">;</text:span></text:p>
            </text:list-item>
            <text:list-item>
              <text:p text:style-name="P99"><text:span text:style-name="T37">s3 = </text:span>"1+3"<text:span text:style-name="T37">;</text:span></text:p>
            </text:list-item>
            <text:list-item>
              <text:p text:style-name="P99"><text:span text:style-name="T37">s3 = </text:span>"42"<text:span text:style-name="T37">;</text:span></text:p>
              <text:p text:style-name="P82"/>
            </text:list-item>
          </text:list>
        </text:list-item>
        <text:list-item>
          <text:p text:style-name="P49">Which of the following statement is <text:span text:style-name="T96">wrong</text:span>?</text:p>
          <text:p text:style-name="P49"/>
          <text:list>
            <text:list-item>
              <text:p text:style-name="P49">char s [ ] ;</text:p>
            </text:list-item>
            <text:list-item>
              <text:p text:style-name="P49">char [ ] s;</text:p>
            </text:list-item>
            <text:list-item>
              <text:p text:style-name="P49">[ ] char s;</text:p>
              <text:p text:style-name="P49"/>
            </text:list-item>
          </text:list>
        </text:list-item>
        <text:list-item>
          <text:p text:style-name="P49"><text:s text:c="2"/></text:p>
          <text:p text:style-name="P58">int s = new int [3];</text:p>
          <text:p text:style-name="P49"/>
          <text:p text:style-name="P49">Which initialization is right?</text:p>
          <text:p text:style-name="P49"/>
          <text:list>
            <text:list-item>
              <text:p text:style-name="P58"><text:line-break/>int s [0] = 1;<text:line-break/>int s [1] = 2;</text:p>
              <text:p text:style-name="P58">int s [2]= 3;</text:p>
              <text:p text:style-name="P49"/>
            </text:list-item>
            <text:list-item>
              <text:p text:style-name="P59"><text:line-break/>int s [1] = 1;</text:p>
              <text:p text:style-name="P59">int s [2] = 2;</text:p>
              <text:p text:style-name="P59">int s [3]= 3;</text:p>
              <text:p text:style-name="P49"/>
            </text:list-item>
            <text:list-item>
              <text:p text:style-name="P60"><text:line-break/>int s [0] = 1;</text:p>
              <text:p text:style-name="P60">int s [1] = 2;</text:p>
              <text:p text:style-name="P60">int s [2]= 3;</text:p>
              <text:p text:style-name="P60">int s [3] =4;</text:p>
            </text:list-item>
          </text:list>
        </text:list-item>
      </text:list>
      <text:p text:style-name="P3"/>
      <text:list xml:id="list153245428580519" text:continue-numbering="true" text:style-name="L1">
        <text:list-item>
          <text:p text:style-name="P32">When following code is executed: <text:line-break/><text:line-break/><text:span text:style-name="T44">char mychar = 'ā';<text:line-break/>int myint = mychar;<text:line-break/></text:span><text:span text:style-name="T45">char yourchar = myint;</text:span><text:line-break/><text:line-break/>What will happen?<text:line-break/></text:p>
          <text:list>
            <text:list-item>
              <text:p text:style-name="P41">Compilation error will occur at 2<text:span text:style-name="T46">nd</text:span> line</text:p>
            </text:list-item>
            <text:list-item>
              <text:p text:style-name="P64">yourchar will contain value of mychar</text:p>
            </text:list-item>
            <text:list-item>
              <text:p text:style-name="P52">Compilation error will occur at 3<text:span text:style-name="T46">rd</text:span> line</text:p>
            </text:list-item>
            <text:list-item>
              <text:p text:style-name="P61">yourchar will contain numeric value of mychar</text:p>
              <text:p text:style-name="P65"/>
            </text:list-item>
          </text:list>
        </text:list-item>
      </text:list>
      <text:list xml:id="list623486732486613618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6"><text:tab/>Which of the following statements are<text:tab/><text:span text:style-name="T107">true/fals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53244584423979" text:continue-list="list153245428580519" text:style-name="L1">
              <text:list-item>
                <text:p text:style-name="P53">Default value of boolean is true</text:p>
              </text:list-item>
            </text:list>
          </table:table-cell>
          <table:table-cell table:style-name="Table2.B1" office:value-type="string">
            <text:h text:style-name="P16" text:outline-level="1"/>
          </table:table-cell>
        </table:table-row>
        <table:table-row table:style-name="Table2.1">
          <table:table-cell table:style-name="Table2.A1" office:value-type="string">
            <text:list xml:id="list153244220046241" text:continue-numbering="true" text:style-name="L1">
              <text:list-item>
                <text:h text:style-name="P139" text:outline-level="1"><text:span text:style-name="Emphasis"><text:span text:style-name="T5">A class can extend at most one </text:span></text:span><text:span text:style-name="Emphasis"><text:span text:style-name="T6">other</text:span></text:span><text:span text:style-name="Emphasis"><text:span text:style-name="T5"> class.</text:span></text:span></text:h>
              </text:list-item>
            </text:list>
          </table:table-cell>
          <table:table-cell table:style-name="Table2.B2" office:value-type="string">
            <text:h text:style-name="P16" text:outline-level="1"/>
          </table:table-cell>
        </table:table-row>
        <table:table-row table:style-name="Table2.1">
          <table:table-cell table:style-name="Table2.A1" office:value-type="string">
            <text:list xml:id="list153244840431727" text:continue-numbering="true" text:style-name="L1">
              <text:list-item>
                <text:h text:style-name="P129" text:outline-level="1"><text:span text:style-name="Emphasis"><text:span text:style-name="T5">A class can implement at most one interface.</text:span></text:span></text:h>
              </text:list-item>
            </text:list>
          </table:table-cell>
          <table:table-cell table:style-name="Table2.B1" office:value-type="string">
            <text:h text:style-name="P18" text:outline-level="1"/>
          </table:table-cell>
        </table:table-row>
      </table:table>
      <text:list xml:id="list153244503016857" text:continue-numbering="true" text:style-name="L1">
        <text:list-item>
          <text:p text:style-name="P117"><text:span text:style-name="T8">An </text:span><text:span text:style-name="T9">abstract class: ...</text:span><text:span text:style-name="T8"> (Select the best option)</text:span></text:p>
          <text:list>
            <text:list-item>
              <text:p text:style-name="P82">may include abstract methods</text:p>
            </text:list-item>
            <text:list-item>
              <text:p text:style-name="P78">must <text:span text:style-name="T51">include abstract methods</text:span></text:p>
            </text:list-item>
            <text:list-item>
              <text:p text:style-name="P87">cannot be instantiated</text:p>
            </text:list-item>
            <text:list-item>
              <text:p text:style-name="P88">must be final</text:p>
            </text:list-item>
          </text:list>
        </text:list-item>
        <text:list-item>
          <text:p text:style-name="P118">A method that is declared without an implementation, <text:span text:style-name="T93">is..</text:span> (Select the best option)</text:p>
          <text:list>
            <text:list-item>
              <text:p text:style-name="P89">abstract class</text:p>
            </text:list-item>
            <text:list-item>
              <text:p text:style-name="P89">interface method</text:p>
            </text:list-item>
            <text:list-item>
              <text:p text:style-name="P89">abstract method</text:p>
            </text:list-item>
            <text:list-item>
              <text:p text:style-name="P89">interface</text:p>
            </text:list-item>
          </text:list>
        </text:list-item>
        <text:list-item>
          <text:p text:style-name="P119">You use the _____ keyword in a method declaration to indicate that the method cannot be overridden by subclasses. (Select the best option for free space) </text:p>
          <text:list>
            <text:list-item>
              <text:p text:style-name="P100">static</text:p>
            </text:list-item>
            <text:list-item>
              <text:p text:style-name="P100">final</text:p>
            </text:list-item>
            <text:list-item>
              <text:p text:style-name="P101">abstract</text:p>
            </text:list-item>
            <text:list-item>
              <text:p text:style-name="P102">protected</text:p>
            </text:list-item>
          </text:list>
        </text:list-item>
        <text:list-item>
          <text:p text:style-name="P125"><text:span text:style-name="T29"><text:s/></text:span><text:span text:style-name="T27">E</text:span><text:span text:style-name="T47">vent, which occurs during the execution of a program, that disrupts the normal flow of the program's instructions, </text:span><text:span text:style-name="T48">is called … </text:span><text:span text:style-name="T27">(Select the best option)</text:span></text:p>
          <text:list>
            <text:list-item>
              <text:p text:style-name="P103">error</text:p>
            </text:list-item>
            <text:list-item>
              <text:p text:style-name="P103">disconnect<text:span text:style-name="T97">ion</text:span></text:p>
            </text:list-item>
            <text:list-item>
              <text:p text:style-name="P103">exception</text:p>
            </text:list-item>
            <text:list-item>
              <text:p text:style-name="P55"><text:bookmark text:name="result_box"/>explosion</text:p>
            </text:list-item>
          </text:list>
        </text:list-item>
        <text:list-item>
          <text:p text:style-name="P126"><text:span text:style-name="T11"><text:s/>Which of the block is optional? </text:span><text:span text:style-name="T20">(Select the best option)</text:span></text:p>
          <text:list>
            <text:list-item>
              <text:p text:style-name="P104">catch</text:p>
            </text:list-item>
            <text:list-item>
              <text:p text:style-name="P104">try</text:p>
            </text:list-item>
            <text:list-item>
              <text:p text:style-name="P91">finally</text:p>
            </text:list-item>
          </text:list>
        </text:list-item>
      </text:list>
      <text:p text:style-name="P13"/>
      <text:list xml:id="list153244804907079" text:continue-numbering="true" text:style-name="L1">
        <text:list-item>
          <text:p text:style-name="P90">Collections can contain different type<text:span text:style-name="T54">s, which are managed in the same way</text:span>. This language feature is called:</text:p>
          <text:list>
            <text:list-item>
              <text:p text:style-name="P90">Polymorphism;</text:p>
            </text:list-item>
            <text:list-item>
              <text:p text:style-name="P90">Encapsulation;</text:p>
            </text:list-item>
            <text:list-item>
              <text:p text:style-name="P90">Variability;</text:p>
            </text:list-item>
            <text:list-item>
              <text:p text:style-name="P90">Inheritance.</text:p>
            </text:list-item>
          </text:list>
        </text:list-item>
      </text:list>
      <text:p text:style-name="P9"/>
      <text:list xml:id="list153243778240334" text:continue-numbering="true" text:style-name="L1">
        <text:list-item>
          <text:p text:style-name="P90">To traverse through collection we need to use</text:p>
          <text:list>
            <text:list-item>
              <text:p text:style-name="P90">Parser;</text:p>
            </text:list-item>
            <text:list-item>
              <text:p text:style-name="P90">Traverser;</text:p>
            </text:list-item>
            <text:list-item>
              <text:p text:style-name="P90">Iterator;</text:p>
            </text:list-item>
            <text:list-item>
              <text:p text:style-name="P92"><text:span text:style-name="T98">C</text:span>ounter.</text:p>
              <text:p text:style-name="P92"/>
            </text:list-item>
          </text:list>
        </text:list-item>
        <text:list-item>
          <text:p text:style-name="P54">Which function is used to understand if file is <text:span text:style-name="T99">already</text:span> created</text:p>
          <text:list>
            <text:list-item>
              <text:p text:style-name="P54">exists();</text:p>
            </text:list-item>
            <text:list-item>
              <text:p text:style-name="P54">created();</text:p>
            </text:list-item>
            <text:list-item>
              <text:p text:style-name="P54">available();</text:p>
            </text:list-item>
            <text:list-item>
              <text:p text:style-name="P54">isReadyToWrite().</text:p>
            </text:list-item>
          </text:list>
          <text:p text:style-name="P54"/>
        </text:list-item>
        <text:list-item>
          <text:p text:style-name="P54">Cho<text:span text:style-name="T55">os</text:span>e the write sequence of classes used to get data from data source to actual program.</text:p>
          <text:list>
            <text:list-item>
              <text:p text:style-name="P54">Data → DataOutputStream → BufferedOutputStream → Program;</text:p>
            </text:list-item>
            <text:list-item>
              <text:p text:style-name="P54">Data → FileInputStream → BufferedInputStream → DataInputStream → Program;</text:p>
            </text:list-item>
            <text:list-item>
              <text:p text:style-name="P54">Data → BufferedInputStream → Console → Program;</text:p>
            </text:list-item>
            <text:list-item>
              <text:p text:style-name="P56">Data → DataWrapper → BufferedOutputStream → Program.</text:p>
              <text:p text:style-name="P56"/>
            </text:list-item>
          </text:list>
        </text:list-item>
        <text:list-item>
          <text:p text:style-name="P54"><text:s/>When reading from files, which exception we usually need to handle?</text:p>
          <text:list>
            <text:list-item>
              <text:p text:style-name="P54">FileNotExistsException;</text:p>
            </text:list-item>
            <text:list-item>
              <text:p text:style-name="P54">IOException;</text:p>
            </text:list-item>
            <text:list-item>
              <text:p text:style-name="P54">BufferOverflowException;</text:p>
            </text:list-item>
            <text:list-item>
              <text:p text:style-name="P56">FileNotFoundException.</text:p>
            </text:list-item>
          </text:list>
        </text:list-item>
        <text:list-item>
          <text:p text:style-name="P120">Threads share: (Select the best option)</text:p>
          <text:list>
            <text:list-item>
              <text:p text:style-name="P105">only memory</text:p>
            </text:list-item>
            <text:list-item>
              <text:p text:style-name="P105">only open files</text:p>
            </text:list-item>
            <text:list-item>
              <text:p text:style-name="P105">nothing</text:p>
            </text:list-item>
            <text:list-item>
              <text:p text:style-name="P105">both memory and open files</text:p>
            </text:list-item>
          </text:list>
        </text:list-item>
        <text:list-item>
          <text:p text:style-name="P123">To provide code that will run in t<text:span text:style-name="T100">he</text:span> thread, it needs to: (Select the best option)</text:p>
          <text:list>
            <text:list-item>
              <text:p text:style-name="P113"><text:span text:style-name="Emphasis"><text:span text:style-name="T30">Provide a </text:span></text:span><text:span text:style-name="Source_20_Text"><text:span text:style-name="T28">Runnable</text:span></text:span><text:span text:style-name="Emphasis"><text:span text:style-name="T30"> object</text:span></text:span></text:p>
            </text:list-item>
            <text:list-item>
              <text:p text:style-name="P113"><text:span text:style-name="Emphasis"><text:span text:style-name="T30">extend Thread</text:span></text:span></text:p>
            </text:list-item>
            <text:list-item>
              <text:p text:style-name="P113"><text:span text:style-name="Emphasis"><text:span text:style-name="T30">do both</text:span></text:span></text:p>
            </text:list-item>
            <text:list-item>
              <text:p text:style-name="P112"><text:span text:style-name="Emphasis"><text:span text:style-name="T52">do either one or another</text:span></text:span></text:p>
            </text:list-item>
          </text:list>
        </text:list-item>
        <text:list-item>
          <text:p text:style-name="P67">Deadlock occurs when: (<text:span text:style-name="T33">Select the best option)</text:span></text:p>
          <text:list>
            <text:list-item>
              <text:p text:style-name="P33">thread can't access memory</text:p>
            </text:list-item>
            <text:list-item>
              <text:p text:style-name="P33">two or more threads are waiting <text:span text:style-name="T56">for each other</text:span></text:p>
            </text:list-item>
            <text:list-item>
              <text:p text:style-name="P33">two or more threads are waiting the same lock</text:p>
            </text:list-item>
            <text:list-item>
              <text:p text:style-name="P33">threads run simultaneously</text:p>
            </text:list-item>
          </text:list>
        </text:list-item>
        <text:list-item>
          <text:p text:style-name="P68">Situation where a thread is unable to gain regular access to shared resources and is unable to make progress is called: (Select the best option)</text:p>
          <text:list>
            <text:list-item>
              <text:h text:style-name="P71" text:outline-level="2">starvation</text:h>
            </text:list-item>
            <text:list-item>
              <text:p text:style-name="P33">reserving</text:p>
            </text:list-item>
            <text:list-item>
              <text:p text:style-name="P33">sharing</text:p>
            </text:list-item>
            <text:list-item>
              <text:p text:style-name="P33">livelock</text:p>
            </text:list-item>
          </text:list>
        </text:list-item>
        <text:list-item>
          <text:p text:style-name="P127"><text:span text:style-name="Emphasis"><text:span text:style-name="T31">Match the descriptions in the list on the left with the correct concept from the list on the right.</text:span></text:span></text:p>
        </text:list-item>
      </text:list>
      <table:table table:name="Tabula1" table:style-name="Tabula1">
        <table:table-column table:style-name="Tabula1.A"/>
        <table:table-column table:style-name="Tabula1.B"/>
        <table:table-column table:style-name="Tabula1.C"/>
        <table:table-row table:style-name="Tabula1.1">
          <table:table-cell table:style-name="Tabula1.A1" office:value-type="string">
            <text:h text:style-name="P21" text:outline-level="1"/>
          </table:table-cell>
          <table:table-cell table:style-name="Tabula1.B1" office:value-type="string">
            <text:h text:style-name="P26" text:outline-level="1"><text:s/>A protocol that sends independent packets of data, called datagrams, from one computer to another with no guarantees about arrival.</text:h>
          </table:table-cell>
          <table:table-cell table:style-name="Tabula1.C1" office:value-type="string">
            <text:h text:style-name="P21" text:outline-level="1">A. TCP</text:h>
          </table:table-cell>
        </table:table-row>
        <table:table-row table:style-name="Tabula1.2">
          <table:table-cell table:style-name="Tabula1.A2" office:value-type="string">
            <text:h text:style-name="P21" text:outline-level="1"/>
          </table:table-cell>
          <table:table-cell table:style-name="Tabula1.B2" office:value-type="string">
            <text:h text:style-name="P23" text:outline-level="1">A connection-based protocol that provides a reliable flow of data between two computers.</text:h>
          </table:table-cell>
          <table:table-cell table:style-name="Tabula1.C2" office:value-type="string">
            <text:h text:style-name="P21" text:outline-level="1">B. <text:span text:style-name="T110">S</text:span>ocket</text:h>
          </table:table-cell>
        </table:table-row>
        <table:table-row table:style-name="Tabula1.3">
          <table:table-cell table:style-name="Tabula1.A3" office:value-type="string">
            <text:h text:style-name="P21" text:outline-level="1"/>
          </table:table-cell>
          <table:table-cell table:style-name="Tabula1.B3" office:value-type="string">
            <text:h text:style-name="P21" text:outline-level="1">An endpoint of a two-way communication link between two programs running on the network</text:h>
          </table:table-cell>
          <table:table-cell table:style-name="Tabula1.C3" office:value-type="string">
            <text:h text:style-name="P21" text:outline-level="1">C. UDP</text:h>
          </table:table-cell>
        </table:table-row>
      </table:table>
      <text:list xml:id="list153244457772162" text:continue-numbering="true" text:style-name="L1">
        <text:list-item>
          <text:p text:style-name="P127"><text:span text:style-name="Emphasis"><text:span text:style-name="T31">Match the descriptions in the list on the left with the correct concept from the list on the right.</text:span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h text:style-name="P21" text:outline-level="1"/>
          </table:table-cell>
          <table:table-cell table:style-name="Table6.B1" office:value-type="string">
            <text:h text:style-name="P26" text:outline-level="1">Returns the port the socket is bound to on the local machine.</text:h>
          </table:table-cell>
          <table:table-cell table:style-name="Table6.C1" office:value-type="string">
            <text:h text:style-name="P24" text:outline-level="1"><text:span text:style-name="T32">A. </text:span>public int getLocalPort()</text:h>
          </table:table-cell>
        </table:table-row>
        <table:table-row table:style-name="Table6.2">
          <table:table-cell table:style-name="Table6.A2" office:value-type="string">
            <text:h text:style-name="P21" text:outline-level="1"/>
          </table:table-cell>
          <table:table-cell table:style-name="Table6.B2" office:value-type="string">
            <text:h text:style-name="P23" text:outline-level="1">Returns the input stream of the socket. The input stream is connected to the output stream of the remote socket.</text:h>
          </table:table-cell>
          <table:table-cell table:style-name="Table6.C2" office:value-type="string">
            <text:h text:style-name="P24" text:outline-level="1"><text:span text:style-name="T32">B. </text:span>public void close() throws IOException</text:h>
          </table:table-cell>
        </table:table-row>
        <table:table-row table:style-name="Table6.3">
          <table:table-cell table:style-name="Table6.A3" office:value-type="string">
            <text:h text:style-name="P21" text:outline-level="1"/>
          </table:table-cell>
          <table:table-cell table:style-name="Table6.B3" office:value-type="string">
            <text:h text:style-name="P21" text:outline-level="1">Closes the socket, which makes this Socket object no longer capable of connecting again to any server</text:h>
          </table:table-cell>
          <table:table-cell table:style-name="Table6.C3" office:value-type="string">
            <text:h text:style-name="P24" text:outline-level="1"><text:span text:style-name="T32">C. </text:span>public InputStream getInputStream() throws IOException</text:h>
          </table:table-cell>
        </table:table-row>
      </table:table>
      <text:p text:style-name="P7"/>
      <text:list xml:id="list153244699678647" text:continue-numbering="true" text:style-name="L1">
        <text:list-item>
          <text:p text:style-name="P79">What does JDBC abbreviation mean?</text:p>
          <text:p text:style-name="P79"/>
          <text:list>
            <text:list-item>
              <text:p text:style-name="P79">Java DataBase Creator</text:p>
            </text:list-item>
            <text:list-item>
              <text:p text:style-name="P79">Java DataBase Constructor</text:p>
            </text:list-item>
            <text:list-item>
              <text:p text:style-name="P79">Java DataBase Call</text:p>
            </text:list-item>
            <text:list-item>
              <text:p text:style-name="P93"><text:span text:style-name="Emphasis"><text:span text:style-name="T52">Java DataBase Connectivity </text:span></text:span></text:p>
            </text:list-item>
          </text:list>
        </text:list-item>
      </text:list>
      <text:p text:style-name="P11"><text:span text:style-name="Emphasis"><text:span text:style-name="T52"/></text:span></text:p>
      <text:list xml:id="list153245422276948" text:continue-numbering="true" text:style-name="L1">
        <text:list-item>
          <text:p text:style-name="P84">Which of the following <text:span text:style-name="T101">SQL</text:span> statement<text:span text:style-name="T101">s </text:span>is correct</text:p>
          <text:list>
            <text:list-item>
              <text:p text:style-name="P84">CREATE NEW DATABASE animals;</text:p>
            </text:list-item>
            <text:list-item>
              <text:p text:style-name="P84">CREATE DATA BASE animals;</text:p>
            </text:list-item>
            <text:list-item>
              <text:p text:style-name="P84">CREATE DATABASE animals;</text:p>
            </text:list-item>
            <text:list-item>
              <text:p text:style-name="P94"><text:span text:style-name="Emphasis"><text:span text:style-name="T52">DATABASE animals = NEW DATABASE;</text:span></text:span></text:p>
            </text:list-item>
          </text:list>
        </text:list-item>
      </text:list>
      <text:p text:style-name="P12"><text:span text:style-name="Emphasis"><text:span text:style-name="T52"/></text:span></text:p>
      <text:list xml:id="list153245436664253" text:continue-numbering="true" text:style-name="L1">
        <text:list-item>
          <text:p text:style-name="P84">Which of the following <text:span text:style-name="T102">SQL </text:span>statement is correct</text:p>
          <text:list>
            <text:list-item>
              <text:p text:style-name="P84">INSERT INTO student (id, name , surname) THIS.VAL (1,"BILL","CLINTON");</text:p>
            </text:list-item>
            <text:list-item>
              <text:p text:style-name="P84">INSERT IN student (id, name , surname) VALUES (1,"BILL","CLINTON");</text:p>
            </text:list-item>
            <text:list-item>
              <text:p text:style-name="P84">INSERT INTO student (id, name , surname) VALUES (1,"BILL","CLINTON");</text:p>
            </text:list-item>
            <text:list-item>
              <text:p text:style-name="P94"><text:span text:style-name="Emphasis"><text:span text:style-name="T52">INSERT INTO student (id = 1, name = BILL , surname = CLINTON);</text:span></text:span></text:p>
            </text:list-item>
          </text:list>
        </text:list-item>
      </text:list>
      <text:p text:style-name="P12"><text:span text:style-name="Emphasis"><text:span text:style-name="T52"/></text:span></text:p>
      <text:list xml:id="list153243874959302" text:continue-numbering="true" text:style-name="L1">
        <text:list-item>
          <text:p text:style-name="P51">What does XML <text:s/>abbreviation mean?</text:p>
          <text:list>
            <text:list-item>
              <text:p text:style-name="P85">Extensible Markup Language</text:p>
            </text:list-item>
            <text:list-item>
              <text:p text:style-name="P85">XOR Modeled Language</text:p>
            </text:list-item>
            <text:list-item>
              <text:p text:style-name="P85">X Math Library</text:p>
            </text:list-item>
            <text:list-item>
              <text:p text:style-name="P114"><text:span text:style-name="Emphasis"><text:span text:style-name="T7">EX Math Language</text:span></text:span></text:p>
            </text:list-item>
          </text:list>
        </text:list-item>
      </text:list>
      <text:p text:style-name="P14"><text:span text:style-name="Emphasis"><text:span text:style-name="T7"/></text:span></text:p>
      <text:list xml:id="list153244017278790" text:continue-numbering="true" text:style-name="L1">
        <text:list-header>
          <text:p text:style-name="P70"><text:tab/>Which of the following statements are<text:tab/><text:span text:style-name="T107">true/false</text:span></text:p>
        </text:list-header>
      </text:list>
      <table:table table:name="Tabula2" table:style-name="Tabula2">
        <table:table-column table:style-name="Tabula2.A"/>
        <table:table-column table:style-name="Tabula2.B"/>
        <table:table-row table:style-name="Tabula2.1">
          <table:table-cell table:style-name="Tabula2.A1" office:value-type="string">
            <text:list xml:id="list153245078011691" text:continue-numbering="true" text:style-name="L1">
              <text:list-item>
                <text:h text:style-name="P130" text:outline-level="1"><text:s text:c="2"/><text:line-break/>&lt;<text:span text:style-name="T65">persons</text:span>&gt; <text:line-break/> <text:s text:c="3"/>&lt;person id="person_1"&gt; <text:line-break/> <text:s text:c="7"/>&lt;name&gt;David&lt;/name&gt; <text:line-break/> <text:s text:c="7"/>&lt;surname&gt;Gilmour&lt;/surname&gt; <text:line-break/> <text:s text:c="3"/>&lt;/person&gt; <text:line-break/> <text:s text:c="3"/>&lt;person id="person_2"&gt; <text:line-break/> <text:s text:c="7"/>&lt;name&gt;Richard&lt;/name&gt; <text:line-break/> <text:s text:c="7"/>&lt;surname&gt;Wright&lt;/surname&gt; <text:line-break/> <text:s text:c="3"/>&lt;/person&gt; <text:line-break/> <text:s text:c="3"/>&lt;person id="person_3"&gt; <text:line-break/> <text:s text:c="7"/>&lt;name&gt;Nick&lt;/name&gt; <text:line-break/> <text:s text:c="7"/>&lt;surname&gt;Mason&lt;/surname&gt; <text:line-break/> <text:s text:c="3"/>&lt;/person&gt; <text:line-break/>&lt;/<text:span text:style-name="T65">persons</text:span>&gt;</text:h>
              </text:list-item>
            </text:list>
          </table:table-cell>
          <table:table-cell table:style-name="Tabula2.B1" office:value-type="string">
            <text:list xml:id="list153244684798978" text:continue-numbering="true" text:style-name="L1">
              <text:list-header>
                <text:h text:style-name="P131" text:outline-level="1"/>
              </text:list-header>
            </text:list>
          </table:table-cell>
        </table:table-row>
        <table:table-row table:style-name="Tabula2.1">
          <table:table-cell table:style-name="Tabula2.A1" office:value-type="string">
            <text:list xml:id="list153243970011873" text:continue-numbering="true" text:style-name="L1">
              <text:list-item>
                <text:h text:style-name="P130" text:outline-level="1"><text:s/><text:line-break/>&lt;<text:span text:style-name="T65">person</text:span>&gt; <text:line-break/> <text:s text:c="7"/>&lt;name&gt;David&lt;/name&gt; <text:line-break/> <text:s text:c="7"/>&lt;surname/&gt; <text:line-break/>&lt;/<text:span text:style-name="T65">person</text:span>&gt;</text:h>
              </text:list-item>
            </text:list>
          </table:table-cell>
          <table:table-cell table:style-name="Tabula2.B2" office:value-type="string">
            <text:list xml:id="list153245239152448" text:continue-numbering="true" text:style-name="L1">
              <text:list-header>
                <text:h text:style-name="P130" text:outline-level="1"/>
              </text:list-header>
            </text:list>
          </table:table-cell>
        </table:table-row>
      </table:table>
      <text:p text:style-name="P17"/>
      <text:list xml:id="list153245539765284" text:continue-numbering="true" text:style-name="L1">
        <text:list-item>
          <text:p text:style-name="P121">What are the methods that <text:span text:style-name="T103">uses</text:span> parameter<text:span text:style-name="T103">ized type</text:span>s? (Select the best option)</text:p>
          <text:list>
            <text:list-item>
              <text:p text:style-name="P106">Synchronized</text:p>
            </text:list-item>
            <text:list-item>
              <text:p text:style-name="P106">Generic<text:span text:style-name="T64">s</text:span></text:p>
            </text:list-item>
            <text:list-item>
              <text:p text:style-name="P106">Type</text:p>
            </text:list-item>
            <text:list-item>
              <text:p text:style-name="P106">Parameter</text:p>
            </text:list-item>
          </text:list>
        </text:list-item>
        <text:list-item>
          <text:p text:style-name="P121"><text:span text:style-name="T104">Benefits of </text:span>Generics are: (Select the best option)</text:p>
          <text:list>
            <text:list-item>
              <text:p text:style-name="P106">Stronger type checks at compile time.</text:p>
            </text:list-item>
            <text:list-item>
              <text:p text:style-name="P106">Elimination of casts.</text:p>
            </text:list-item>
            <text:list-item>
              <text:p text:style-name="P106">Enabling programmers to implement generic algorithms.</text:p>
            </text:list-item>
            <text:list-item>
              <text:p text:style-name="P108"><text:span text:style-name="Emphasis"><text:span text:style-name="T58">All of the above</text:span></text:span></text:p>
            </text:list-item>
          </text:list>
        </text:list-item>
        <text:list-item>
          <text:p text:style-name="P122">UML <text:span text:style-name="T105">abbreviation </text:span>stands for: (Select the best option)</text:p>
          <text:list>
            <text:list-item>
              <text:p text:style-name="P107">Unified Markup Language</text:p>
            </text:list-item>
            <text:list-item>
              <text:p text:style-name="P107">United Model Language</text:p>
            </text:list-item>
            <text:list-item>
              <text:p text:style-name="P107">Unified Modeling Language</text:p>
            </text:list-item>
            <text:list-item>
              <text:p text:style-name="P109"><text:span text:style-name="Emphasis"><text:span text:style-name="T58">Updated Markup Language</text:span></text:span></text:p>
            </text:list-item>
          </text:list>
        </text:list-item>
        <text:list-item>
          <text:p text:style-name="P69"><text:span text:style-name="Emphasis"><text:span text:style-name="T53">Match the descriptions in the list on the left with the correct concept from the list on the right.</text:span></text:span></text:p>
        </text:list-item>
      </text:list>
      <table:table table:name="Tabula3" table:style-name="Tabula3">
        <table:table-column table:style-name="Tabula3.A"/>
        <table:table-column table:style-name="Tabula3.B"/>
        <table:table-column table:style-name="Tabula3.C"/>
        <table:table-row table:style-name="Tabula3.1">
          <table:table-cell table:style-name="Tabula3.A1" office:value-type="string">
            <text:h text:style-name="P22" text:outline-level="1"/>
          </table:table-cell>
          <table:table-cell table:style-name="Tabula3.B1" office:value-type="string">
            <text:h text:style-name="P27" text:outline-level="1">Describes the structure of a system by showing the system's classes, their attributes, and the relationships among the classes.</text:h>
          </table:table-cell>
          <table:table-cell table:style-name="Tabula3.C1" office:value-type="string">
            <text:h text:style-name="P22" text:outline-level="1">A. Sequence Diagram</text:h>
          </table:table-cell>
        </table:table-row>
        <table:table-row table:style-name="Tabula3.2">
          <table:table-cell table:style-name="Tabula3.A2" office:value-type="string">
            <text:h text:style-name="P22" text:outline-level="1"/>
          </table:table-cell>
          <table:table-cell table:style-name="Tabula3.B2" office:value-type="string">
            <text:h text:style-name="P25" text:outline-level="1">Describes the states and state transitions of the system</text:h>
          </table:table-cell>
          <table:table-cell table:style-name="Tabula3.C2" office:value-type="string">
            <text:h text:style-name="P22" text:outline-level="1">B. Use Case Diagram</text:h>
          </table:table-cell>
        </table:table-row>
        <table:table-row table:style-name="Tabula3.3">
          <table:table-cell table:style-name="Tabula3.A3" office:value-type="string">
            <text:h text:style-name="P22" text:outline-level="1"/>
          </table:table-cell>
          <table:table-cell table:style-name="Tabula3.B3" office:value-type="string">
            <text:h text:style-name="P22" text:outline-level="1">Shows how objects communicate with each other in terms of a sequence of messages</text:h>
          </table:table-cell>
          <table:table-cell table:style-name="Tabula3.C3" office:value-type="string">
            <text:h text:style-name="P22" text:outline-level="1">C. Class Diagram</text:h>
          </table:table-cell>
        </table:table-row>
        <table:table-row table:style-name="Tabula3.4">
          <table:table-cell table:style-name="Tabula3.A4" office:value-type="string">
            <text:h text:style-name="P22" text:outline-level="1"/>
          </table:table-cell>
          <table:table-cell table:style-name="Tabula3.B4" office:value-type="string">
            <text:h text:style-name="P22" text:outline-level="1">Describes the functionality provided by a system in terms of actors, their goals represented as use cases, and any dependencies among those use cases.</text:h>
          </table:table-cell>
          <table:table-cell table:style-name="Tabula3.C4" office:value-type="string">
            <text:h text:style-name="P22" text:outline-level="1">D. State Diagram</text:h>
          </table:table-cell>
        </table:table-row>
      </table:table>
      <text:list xml:id="list153243940348870" text:continue-numbering="true" text:style-name="L1">
        <text:list-item>
          <text:p text:style-name="P128"><text:span text:style-name="T66"><text:s/>A </text:span><text:span text:style-name="T67">relationship </text:span><text:span text:style-name="T68">of the </text:span><text:span text:style-name="T67">objects, </text:span><text:span text:style-name="T68">which </text:span><text:span text:style-name="T67">can exist </text:span><text:span text:style-name="T69">independently of each other </text:span><text:span text:style-name="T70">is:</text:span><text:span text:style-name="T69"> </text:span><text:span text:style-name="T34">(Select the best option)</text:span></text:p>
          <text:list>
            <text:list-item>
              <text:p text:style-name="P110">aggregation</text:p>
            </text:list-item>
            <text:list-item>
              <text:p text:style-name="P110">association</text:p>
            </text:list-item>
            <text:list-item>
              <text:p text:style-name="P110">abstraction</text:p>
            </text:list-item>
            <text:list-item>
              <text:p text:style-name="P110">consumption</text:p>
            </text:list-item>
          </text:list>
        </text:list-item>
        <text:list-item>
          <text:p text:style-name="P124"><text:s/>A relationship between objects is a strong “has a” relationship, as one object <text:span text:style-name="T94">needs other as a <text:s/>part of it</text:span>. (Select the best option)</text:p>
          <text:list>
            <text:list-item>
              <text:p text:style-name="P73">composition</text:p>
            </text:list-item>
            <text:list-item>
              <text:p text:style-name="P110">aggregation</text:p>
            </text:list-item>
            <text:list-item>
              <text:p text:style-name="P110">consumption</text:p>
            </text:list-item>
            <text:list-item>
              <text:p text:style-name="P111"><text:span text:style-name="Emphasis"><text:span text:style-name="T58">association</text:span></text:span></text:p>
            </text:list-item>
          </text:list>
        </text:list-item>
        <text:list-item>
          <text:p text:style-name="P34">Match the descriptions in the list on the left with the correct concep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0" text:outline-level="1"/>
          </table:table-cell>
          <table:table-cell table:style-name="Table1.A1" office:value-type="string">
            <text:h text:style-name="P28" text:outline-level="1">Function, which forces test to give negative result.</text:h>
          </table:table-cell>
          <table:table-cell table:style-name="Table1.C1" office:value-type="string">
            <text:h text:style-name="P20" text:outline-level="1">a. <text:s/><text:span text:style-name="T71">Assertion</text:span></text:h>
          </table:table-cell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office:value-type="string">
            <text:h text:style-name="P19" text:outline-level="1">Check for some logical expression. Throws error if result is false.</text:h>
          </table:table-cell>
          <table:table-cell table:style-name="Table1.C2" office:value-type="string">
            <text:h text:style-name="P20" text:outline-level="1">b. <text:span text:style-name="T71">Annotation</text:span></text:h>
          </table:table-cell>
        </table:table-row>
        <table:table-row table:style-name="Table1.3">
          <table:table-cell table:style-name="Table1.A2" office:value-type="string">
            <text:h text:style-name="P20" text:outline-level="1"/>
          </table:table-cell>
          <table:table-cell table:style-name="Table1.A2" office:value-type="string">
            <text:h text:style-name="P19" text:outline-level="1">Test set, which is run in specific order.</text:h>
          </table:table-cell>
          <table:table-cell table:style-name="Table1.C2" office:value-type="string">
            <text:h text:style-name="P20" text:outline-level="1">c. <text:span text:style-name="T71">TestSuite</text:span></text:h>
          </table:table-cell>
        </table:table-row>
        <table:table-row table:style-name="Table1.4">
          <table:table-cell table:style-name="Table1.A2" office:value-type="string">
            <text:h text:style-name="P20" text:outline-level="1"/>
          </table:table-cell>
          <table:table-cell table:style-name="Table1.A2" office:value-type="string">
            <text:h text:style-name="P19" text:outline-level="1">Additional inform<text:span text:style-name="T72">a</text:span>tion about function or other data, writ<text:span text:style-name="T72">t</text:span>en after “@” symbol</text:h>
          </table:table-cell>
          <table:table-cell table:style-name="Table1.C2" office:value-type="string">
            <text:h text:style-name="P20" text:outline-level="1">d. <text:span text:style-name="T71">fail()</text:span></text:h>
          </table:table-cell>
        </table:table-row>
      </table:table>
      <text:list xml:id="list153245867704068" text:continue-numbering="true" text:style-name="L1">
        <text:list-header>
          <text:p text:style-name="P42"/>
        </text:list-header>
        <text:list-item>
          <text:p text:style-name="P42">The most efficient way to compare two arrays is:</text:p>
          <text:list>
            <text:list-item>
              <text:p text:style-name="P42">Sequentially compare all array elements, using assertEquals;</text:p>
            </text:list-item>
            <text:list-item>
              <text:p text:style-name="P42">Simply compare arrays with<text:span text:style-name="T73"> assertEquals;</text:span></text:p>
            </text:list-item>
            <text:list-item>
              <text:p text:style-name="P43">Convert both arrays to Strings and then compare;</text:p>
            </text:list-item>
            <text:list-item>
              <text:p text:style-name="P43">Using assertArrayEquals.</text:p>
            </text:list-item>
          </text:list>
          <text:p text:style-name="P43"/>
        </text:list-item>
        <text:list-item>
          <text:p text:style-name="P30"><text:span text:style-name="T50"><text:s/></text:span><text:span text:style-name="T49">What JAVA language feature allows to write assertEquals() instead of Assert.assertEquals.</text:span></text:p>
          <text:list>
            <text:list-item>
              <text:p text:style-name="P44">Static import</text:p>
            </text:list-item>
            <text:list-item>
              <text:p text:style-name="P44">Overloading</text:p>
            </text:list-item>
            <text:list-item>
              <text:p text:style-name="P44">Overriding</text:p>
            </text:list-item>
            <text:list-item>
              <text:p text:style-name="P62"><text:span text:style-name="Emphasis"><text:span text:style-name="T57">Polymorphism</text:span></text:span></text:p>
            </text:list-item>
          </text:list>
        </text:list-item>
      </text:list>
      <text:p text:style-name="P2"><text:span text:style-name="Emphasis"><text:span text:style-name="T59"/></text:span></text:p>
      <text:list xml:id="list153245283257735" text:continue-numbering="true" text:style-name="L1">
        <text:list-item>
          <text:p text:style-name="P45"><text:span text:style-name="T10">You need to create application, which could </text:span><text:span text:style-name="T12">rename </text:span><text:span text:style-name="T18">one </text:span><text:span text:style-name="T12">file or many files at the same time. Which </text:span><text:span text:style-name="T13">pattern will be best for this purpose:</text:span></text:p>
          <text:list>
            <text:list-item>
              <text:p text:style-name="P46"><text:span text:style-name="T13">C</text:span><text:span text:style-name="T10">omposite</text:span></text:p>
            </text:list-item>
            <text:list-item>
              <text:p text:style-name="P35">Adapter</text:p>
            </text:list-item>
            <text:list-item>
              <text:p text:style-name="P35">Singleton</text:p>
            </text:list-item>
            <text:list-item>
              <text:p text:style-name="P35">Strategy</text:p>
            </text:list-item>
          </text:list>
          <text:p text:style-name="P35"/>
        </text:list-item>
        <text:list-item>
          <text:p text:style-name="P47"><text:span text:style-name="T10">In which situation you should </text:span><text:span text:style-name="T19">NOT</text:span><text:span text:style-name="T10"> use </text:span><text:span text:style-name="T14">design</text:span><text:span text:style-name="T10"> pattern</text:span><text:span text:style-name="T15">s</text:span><text:span text:style-name="T10">:</text:span></text:p>
          <text:list>
            <text:list-item>
              <text:p text:style-name="P36">When you are not sure how design pattern works;</text:p>
            </text:list-item>
            <text:list-item>
              <text:p text:style-name="P48"><text:span text:style-name="T16">When design pattern do not improve code readability</text:span><text:span text:style-name="T17">;</text:span></text:p>
            </text:list-item>
            <text:list-item>
              <text:p text:style-name="P37">When design patter do not improve code reuse;</text:p>
            </text:list-item>
            <text:list-item>
              <text:p text:style-name="P38">All of the above.</text:p>
            </text:list-item>
          </text:list>
          <text:p text:style-name="P38"/>
        </text:list-item>
        <text:list-item>
          <text:p text:style-name="P39">Adapters <text:span text:style-name="T75">are used in:</text:span></text:p>
          <text:list>
            <text:list-item>
              <text:p text:style-name="P40">Transforming data streams to <text:span text:style-name="T106">character </text:span>readers;</text:p>
            </text:list-item>
            <text:list-item>
              <text:p text:style-name="P40">Creating loggers;</text:p>
            </text:list-item>
            <text:list-item>
              <text:p text:style-name="P40">Managing <text:span text:style-name="T74">many similar objects;</text:span></text:p>
            </text:list-item>
            <text:list-item>
              <text:p text:style-name="P63"><text:span text:style-name="Emphasis"><text:span text:style-name="T60">C</text:span></text:span><text:span text:style-name="Emphasis"><text:span text:style-name="T57">reating many similar objects with different behavior.</text:span></text:span></text:p>
              <text:p text:style-name="P63"><text:span text:style-name="Emphasis"><text:span text:style-name="T57"/></text:span></text:p>
            </text:list-item>
          </text:list>
        </text:list-item>
        <text:list-item>
          <text:p text:style-name="P72">What Java language version features are implemented in Java implementation if<text:line-break/><text:span text:style-name="T1">java -version<text:line-break/></text:span>returns something like this:<text:line-break/><text:span text:style-name="T1">openjdk version "1.8.</text:span><text:span text:style-name="T2">35</text:span><text:span text:style-name="T1">..."</text:span></text:p>
          <text:list>
            <text:list-item>
              <text:p text:style-name="P116">Java 8 SE</text:p>
            </text:list-item>
            <text:list-item>
              <text:p text:style-name="P116">Java 1 EE</text:p>
            </text:list-item>
            <text:list-item>
              <text:p text:style-name="P116">Java <text:span text:style-name="T76">8 EE</text:span></text:p>
            </text:list-item>
            <text:list-item>
              <text:p text:style-name="P116">Java <text:span text:style-name="T77">3</text:span>5 SE</text:p>
            </text:list-item>
          </text:list>
          <text:p text:style-name="P116"/>
        </text:list-item>
        <text:list-item>
          <text:p text:style-name="P116">W<text:span text:style-name="T78">hich feature was NOT included in </text:span>Java language stable version in year 2014.</text:p>
          <text:list>
            <text:list-item>
              <text:p text:style-name="P116">Lambda expressions</text:p>
            </text:list-item>
            <text:list-item>
              <text:p text:style-name="P116">SSLv3 <text:span text:style-name="T79">protocol is </text:span>disabled by default</text:p>
            </text:list-item>
            <text:list-item>
              <text:p text:style-name="P116">Unsigned <text:span text:style-name="T80">i</text:span>nteger arithmetic, <text:span text:style-name="T80">but no separate unsigned integer type</text:span></text:p>
            </text:list-item>
            <text:list-item>
              <text:p text:style-name="P116">Removed Permanent generation heap <text:span text:style-name="T81">in JVM</text:span></text:p>
              <text:p text:style-name="P116"/>
            </text:list-item>
          </text:list>
        </text:list-item>
        <text:list-item>
          <text:h text:style-name="P133" text:outline-level="1"><text:s/><text:span text:style-name="T82">ADM stands for… Select best answer:</text:span></text:h>
          <text:list>
            <text:list-item>
              <text:h text:style-name="P134" text:outline-level="1">Accenture Development Methodology</text:h>
            </text:list-item>
            <text:list-item>
              <text:h text:style-name="P134" text:outline-level="1">Accenture Delivery Methods</text:h>
            </text:list-item>
            <text:list-item>
              <text:h text:style-name="P134" text:outline-level="1">Accenture Development Methods</text:h>
            </text:list-item>
            <text:list-item>
              <text:h text:style-name="P134" text:outline-level="1">Accenture Delivery Methodology</text:h>
              <text:h text:style-name="P134" text:outline-level="1"/>
            </text:list-item>
          </text:list>
        </text:list-item>
        <text:list-item>
          <text:h text:style-name="P134" text:outline-level="1">ADT stands for … Select best answer:</text:h>
          <text:list>
            <text:list-item>
              <text:h text:style-name="P134" text:outline-level="1">Accenture Delivery Toolkit</text:h>
            </text:list-item>
            <text:list-item>
              <text:h text:style-name="P134" text:outline-level="1">Accenture Development Tools</text:h>
            </text:list-item>
            <text:list-item>
              <text:h text:style-name="P134" text:outline-level="1">Accenture Delivery Tools</text:h>
            </text:list-item>
            <text:list-item>
              <text:h text:style-name="P137" text:outline-level="1"><text:span text:style-name="Emphasis"><text:span text:style-name="T57">Accenture Development Technology</text:span></text:span></text:h>
              <text:h text:style-name="P137" text:outline-level="1"><text:span text:style-name="Emphasis"><text:span text:style-name="T57"/></text:span></text:h>
            </text:list-item>
          </text:list>
        </text:list-item>
        <text:list-item>
          <text:h text:style-name="P135" text:outline-level="1"><text:s/><text:span text:style-name="T84">What are the commonly used approaches of software development methodologies. Select all correct answers:</text:span></text:h>
          <text:list>
            <text:list-item>
              <text:h text:style-name="P136" text:outline-level="1">Linear methodologies (<text:span text:style-name="T83">W</text:span>aterfall, V-model)</text:h>
            </text:list-item>
            <text:list-item>
              <text:h text:style-name="P136" text:outline-level="1">Iterative methodologies (<text:span text:style-name="T83">XP</text:span>, Scrum)</text:h>
            </text:list-item>
            <text:list-item>
              <text:h text:style-name="P136" text:outline-level="1">Quadratic methodologies (Superpower, 3M+)</text:h>
            </text:list-item>
            <text:list-item>
              <text:h text:style-name="P138" text:outline-level="1"><text:span text:style-name="Emphasis"><text:span text:style-name="T57">Incremental methodologies (</text:span></text:span><text:span text:style-name="Emphasis"><text:span text:style-name="T61">RUP, </text:span></text:span><text:span text:style-name="Emphasis"><text:span text:style-name="T57">Mini-Waterfall, Spiral, SDLC)</text:span></text:span></text:h>
              <text:h text:style-name="P138" text:outline-level="1"><text:span text:style-name="Emphasis"><text:span text:style-name="T57"/></text:span></text:h>
            </text:list-item>
          </text:list>
        </text:list-item>
        <text:list-item>
          <text:p text:style-name="P75"><text:span text:style-name="Emphasis"><text:span text:style-name="T21">Choose</text:span></text:span><text:span text:style-name="Emphasis"><text:span text:style-name="T22"> whether you want 2 points or </text:span></text:span><text:span text:style-name="Emphasis"><text:span text:style-name="T23">5</text:span></text:span><text:span text:style-name="Emphasis"><text:span text:style-name="T22"> points added to your </text:span></text:span><text:span text:style-name="Emphasis"><text:span text:style-name="T23">knowledge check </text:span></text:span><text:span text:style-name="Emphasis"><text:span text:style-name="T24">(by entering </text:span></text:span><text:span text:style-name="Emphasis"><text:span text:style-name="T25">2 points</text:span></text:span><text:span text:style-name="Emphasis"><text:span text:style-name="T24"> or </text:span></text:span><text:span text:style-name="Emphasis"><text:span text:style-name="T25">5 points</text:span></text:span><text:span text:style-name="Emphasis"><text:span text:style-name="T24"> accordingly)</text:span></text:span><text:span text:style-name="Emphasis"><text:span text:style-name="Emphasis"><text:span text:style-name="T21">. </text:span></text:span></text:span><text:span text:style-name="Emphasis"><text:span text:style-name="T21">Note, that if more than 10% of the class selects </text:span></text:span><text:span text:style-name="Emphasis"><text:span text:style-name="T26">5 points</text:span></text:span><text:span text:style-name="Emphasis"><text:span text:style-name="T21">, then no one gets any points.</text:span></text:span></text:p>
        </text:list-item>
      </text:list>
      <text:list xml:id="list587537284881857904" text:style-name="L3">
        <text:list-item>
          <text:list>
            <text:list-header>
              <text:p text:style-name="P74"><text:span text:style-name="Emphasis"><text:span text:style-name="T62">2 </text:span></text:span><text:span text:style-name="Emphasis"><text:span text:style-name="T63">points</text:span></text:span></text:p>
              <text:p text:style-name="P74"><text:span text:style-name="Emphasis"><text:span text:style-name="T62">5 </text:span></text:span><text:span text:style-name="Emphasis"><text:span text:style-name="T63">points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1" svg:font-family="'DejaVu Sans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Parasts" style:font-family-generic="swiss" style:font-pitch="variable"/>
    <style:font-face style:name="Arial3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101cm" fo:margin-bottom="0.101cm" loext:contextual-spacing="false"/>
      <style:text-properties style:font-name="Arial1" fo:font-family="Arial" style:font-style-name="Parasts" style:font-family-generic="swiss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08-26T15:32:43.568710779</dc:date>
    <dc:creator>Valdis Vītoliņš</dc:creator>
    <meta:editing-duration>PT4H21M53S</meta:editing-duration>
    <meta:editing-cycles>85</meta:editing-cycles>
    <meta:generator>LibreOffice/5.2.0.4$Linux_X86_64 LibreOffice_project/20m0$Build-4</meta:generator>
    <meta:document-statistic meta:table-count="6" meta:image-count="0" meta:object-count="0" meta:page-count="1" meta:paragraph-count="302" meta:word-count="1944" meta:character-count="11357" meta:non-whitespace-character-count="9552"/>
  </office:meta>
</office:document-meta>
</file>